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fo:wrap-option="no-wrap"/>
    </style:style>
    <style:style style:name="gr2" style:family="graphic" style:parent-style-name="standard">
      <style:graphic-properties draw:stroke="none" svg:stroke-color="#000000" draw:fill="none" draw:fill-color="#ffffff" draw:textarea-horizontal-align="right" draw:textarea-vertical-align="top" draw:fit-to-size="false"/>
    </style:style>
    <style:style style:name="gr3" style:family="graphic" style:parent-style-name="standard">
      <style:graphic-properties draw:stroke="none" svg:stroke-color="#000000" draw:fill="none" draw:fill-color="#ffffff" draw:textarea-horizontal-align="right" draw:textarea-vertical-align="top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textarea-vertical-align="top" draw:fit-to-size="false"/>
    </style:style>
    <style:style style:name="gr5" style:family="graphic" style:parent-style-name="objectwithoutfill">
      <style:graphic-properties draw:fill="none"/>
    </style:style>
    <style:style style:name="gr6" style:family="graphic" style:parent-style-name="standard">
      <style:graphic-properties draw:stroke="dash" draw:stroke-dash="Fine_20_Dashed" draw:marker-start-width="0.26cm" draw:marker-end-width="0.31cm"/>
    </style:style>
    <style:style style:name="gr7" style:family="graphic" style:parent-style-name="standard">
      <style:graphic-properties draw:stroke="dash" draw:stroke-dash="Fine_20_Dashed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4.5cm" fo:min-width="6.5cm"/>
    </style:style>
    <style:style style:name="gr9" style:family="graphic" style:parent-style-name="standard">
      <style:graphic-properties draw:stroke="none" svg:stroke-color="#000000" draw:fill="none" draw:fill-color="#ffffff"/>
    </style:style>
    <style:style style:name="gr10" style:family="graphic" style:parent-style-name="standard">
      <style:graphic-properties draw:textarea-horizontal-align="justify" fo:padding-top="-0.1cm" fo:padding-bottom="-0.1cm" fo:padding-left="-0.1cm" fo:padding-right="-0.1cm" fo:wrap-option="no-wrap"/>
    </style:style>
    <style:style style:name="gr11" style:family="graphic" style:parent-style-name="Номерки">
      <style:graphic-properties fo:min-height="0.395cm" fo:min-width="0.005cm"/>
    </style:style>
    <style:style style:name="gr12" style:family="graphic" style:parent-style-name="Номерки">
      <style:graphic-properties fo:min-width="0.16cm"/>
    </style:style>
    <style:style style:name="gr13" style:family="graphic" style:parent-style-name="standard">
      <style:graphic-properties draw:textarea-horizontal-align="justify" draw:textarea-vertical-align="middle" draw:auto-grow-height="fals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1.244cm" fo:min-width="6.5cm"/>
    </style:style>
    <style:style style:name="gr15" style:family="graphic" style:parent-style-name="Номерки">
      <style:graphic-properties fo:min-width="0.247cm"/>
    </style:style>
    <style:style style:name="gr16" style:family="graphic" style:parent-style-name="Номерки">
      <style:graphic-properties draw:textarea-horizontal-align="justify" fo:min-height="0.001cm" fo:min-width="0.28cm"/>
    </style:style>
    <style:style style:name="gr17" style:family="graphic" style:parent-style-name="standard">
      <style:graphic-properties draw:textarea-horizontal-align="center" fo:padding-top="-0.3cm" fo:padding-bottom="-0.3cm" fo:padding-left="-0.1cm" fo:padding-right="-0.1cm" fo:wrap-option="wrap"/>
    </style:style>
    <style:style style:name="gr18" style:family="graphic" style:parent-style-name="standard">
      <style:graphic-properties svg:stroke-width="0.03cm" draw:marker-start-width="0.245cm" draw:marker-end-width="0.245cm" draw:fill="none" draw:textarea-horizontal-align="justify" draw:textarea-vertical-align="middle" draw:auto-grow-height="false" fo:padding-top="0cm" fo:padding-bottom="0cm" fo:padding-left="0cm" fo:padding-right="0cm"/>
    </style:style>
    <style:style style:name="gr19" style:family="graphic" style:parent-style-name="Номерки">
      <style:graphic-properties fo:min-width="0.008cm"/>
    </style:style>
    <style:style style:name="gr20" style:family="graphic" style:parent-style-name="Номерки">
      <style:graphic-properties fo:min-height="0.28cm"/>
    </style:style>
    <style:style style:name="gr21" style:family="graphic" style:parent-style-name="Номерки">
      <style:graphic-properties fo:min-height="0.395cm"/>
    </style:style>
    <style:style style:name="gr22" style:family="graphic" style:parent-style-name="Номерки">
      <style:graphic-properties fo:min-height="0.299cm" fo:min-width="0.183cm"/>
    </style:style>
    <style:style style:name="gr23" style:family="graphic" style:parent-style-name="Номерки">
      <style:graphic-properties fo:min-height="0.107cm" fo:min-width="0.119cm"/>
    </style:style>
    <style:style style:name="gr24" style:family="graphic" style:parent-style-name="Номерки">
      <style:graphic-properties fo:min-height="0.185cm" fo:min-width="0.405cm"/>
    </style:style>
    <style:style style:name="gr25" style:family="graphic" style:parent-style-name="standard">
      <style:graphic-properties draw:textarea-horizontal-align="justify" draw:textarea-vertical-align="middle" draw:auto-grow-height="false" fo:padding-left="-0.2cm" fo:padding-right="-0.2cm"/>
    </style:style>
    <style:style style:name="gr26" style:family="graphic" style:parent-style-name="standard">
      <style:graphic-properties draw:textarea-horizontal-align="justify" fo:padding-top="-0.2cm" fo:padding-bottom="-0.2cm" fo:padding-left="-0.2cm" fo:padding-right="-0.2cm" fo:wrap-option="wrap"/>
    </style:style>
    <style:style style:name="gr27" style:family="graphic" style:parent-style-name="Номерки">
      <style:graphic-properties fo:min-height="0.51cm" fo:min-width="0.344cm"/>
    </style:style>
    <style:style style:name="gr28" style:family="graphic" style:parent-style-name="Номерки">
      <style:graphic-properties fo:min-height="0.185cm" fo:min-width="0.167cm"/>
    </style:style>
    <style:style style:name="gr29" style:family="graphic" style:parent-style-name="standard">
      <style:graphic-properties draw:textarea-horizontal-align="center" fo:padding-top="-0.1cm" fo:padding-bottom="-0.1cm" fo:padding-left="-0.1cm" fo:padding-right="-0.1cm" fo:wrap-option="no-wrap"/>
    </style:style>
    <style:style style:name="gr30" style:family="graphic" style:parent-style-name="standard">
      <style:graphic-properties draw:textarea-horizontal-align="center" fo:padding-top="0.1cm" fo:padding-bottom="-0.1cm" fo:padding-left="-0.1cm" fo:padding-right="-0.1cm" fo:wrap-option="no-wrap"/>
    </style:style>
    <style:style style:name="gr31" style:family="graphic" style:parent-style-name="standard">
      <style:graphic-properties draw:textarea-horizontal-align="center" fo:padding-top="-0.1cm" fo:padding-bottom="-0.1cm" fo:padding-left="-0.1cm" fo:padding-right="-0.1cm" fo:wrap-option="wrap"/>
    </style:style>
    <style:style style:name="gr32" style:family="graphic" style:parent-style-name="Номерки">
      <style:graphic-properties fo:min-width="0.054cm"/>
    </style:style>
    <style:style style:name="gr33" style:family="graphic" style:parent-style-name="Номерки">
      <style:graphic-properties fo:min-width="0.246cm"/>
    </style:style>
    <style:style style:name="gr34" style:family="graphic" style:parent-style-name="Номерки">
      <style:graphic-properties fo:min-width="0.108cm"/>
    </style:style>
    <style:style style:name="gr35" style:family="graphic" style:parent-style-name="standard">
      <style:graphic-properties draw:textarea-horizontal-align="center" draw:textarea-vertical-align="middle" fo:padding-top="0.1cm" fo:padding-bottom="-0.1cm" fo:wrap-option="no-wrap"/>
    </style:style>
    <style:style style:name="gr36" style:family="graphic" style:parent-style-name="standard">
      <style:graphic-properties draw:stroke="none" svg:stroke-color="#000000" draw:fill="none" draw:fill-color="#ffffff" draw:auto-grow-height="true" draw:fit-to-size="false"/>
    </style:style>
    <style:style style:name="gr37" style:family="graphic" style:parent-style-name="standard">
      <style:graphic-properties draw:stroke="none" draw:fill="none" draw:fit-to-size="false"/>
    </style:style>
    <style:style style:name="P1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2" style:family="paragraph">
      <style:text-properties fo:font-size="10pt" style:font-size-asian="10pt" style:font-size-complex="10pt"/>
    </style:style>
    <style:style style:name="P3" style:family="paragraph">
      <style:text-properties fo:hyphenate="true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family="'GOST type B'" style:font-pitch="variable" fo:font-size="10pt" fo:font-style="normal" style:font-size-asian="10pt" style:font-style-asian="normal" style:font-size-complex="10pt" style:font-style-complex="normal"/>
    </style:style>
    <style:style style:name="P6" style:family="paragraph">
      <style:paragraph-properties fo:text-align="end"/>
      <style:text-properties fo:hyphenate="true"/>
    </style:style>
    <style:style style:name="P7" style:family="paragraph">
      <style:paragraph-properties fo:text-align="start"/>
    </style:style>
    <style:style style:name="P8" style:family="paragraph">
      <style:paragraph-properties fo:text-align="start"/>
      <style:text-properties fo:hyphenate="true"/>
    </style:style>
    <style:style style:name="P9" style:family="paragraph">
      <style:paragraph-properties fo:text-align="end"/>
    </style:style>
    <style:style style:name="P10" style:family="paragraph">
      <style:paragraph-properties fo:text-align="start"/>
      <style:text-properties fo:font-size="10pt" style:font-size-asian="10pt" style:font-size-complex="10pt" fo:hyphenate="true"/>
    </style:style>
    <style:style style:name="P11" style:family="paragraph">
      <style:paragraph-properties fo:text-align="center"/>
      <style:text-properties fo:hyphenate="true"/>
    </style:style>
    <style:style style:name="P12" style:family="paragraph">
      <style:paragraph-properties fo:text-align="center"/>
      <style:text-properties fo:font-size="10pt" style:font-size-asian="10pt" style:font-size-complex="10pt"/>
    </style:style>
    <style:style style:name="P13" style:family="paragraph">
      <style:paragraph-properties fo:text-align="center"/>
      <style:text-properties fo:font-family="'GOST type B'" style:font-pitch="variable" fo:font-size="10pt" fo:font-style="normal" style:font-size-asian="10pt" style:font-style-asian="normal" style:font-size-complex="10pt" style:font-style-complex="normal" fo:hyphenate="true"/>
    </style:style>
    <style:style style:name="P14" style:family="paragraph">
      <style:paragraph-properties fo:margin-left="0cm" fo:margin-right="0cm" fo:text-align="start" fo:text-indent="3.073cm"/>
      <style:text-properties fo:hyphenate="true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family="'GOST type B'" style:font-pitch="variable" fo:font-size="10pt" fo:font-style="normal" style:font-size-asian="10pt" style:font-style-asian="normal" style:font-size-complex="10pt" style:font-style-complex="normal"/>
    </style:style>
    <style:style style:name="T3" style:family="text">
      <style:text-properties fo:font-size="10pt" fo:font-style="normal" fo:text-shadow="none" fo:font-weight="normal" style:font-size-asian="10pt" style:font-style-asian="normal" style:font-weight-asian="normal" style:font-size-complex="10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standard" draw:text-style-name="P2" xml:id="id1" draw:id="id1" draw:layer="layout" svg:width="2.25cm" svg:height="0.75cm" svg:x="9cm" svg:y="5.104cm">
          <text:p text:style-name="P1"><text:span text:style-name="T1">Начало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standard" draw:text-style-name="P2" xml:id="id2" draw:id="id2" draw:layer="layout" svg:width="2.25cm" svg:height="1.5cm" svg:x="9cm" svg:y="6.354cm">
          <text:p text:style-name="P3"><text:span text:style-name="T1">Приветственное сообщение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" draw:text-style-name="P5" xml:id="id4" draw:id="id4" draw:layer="layout" svg:width="2.25cm" svg:height="1.5cm" svg:x="9cm" svg:y="10.354cm">
          <text:p text:style-name="P4"><text:span text:style-name="T2">log==true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standard" xml:id="id19" draw:id="id19" draw:layer="layout" svg:width="2.25cm" svg:height="0.75cm" svg:x="9cm" svg:y="22.787cm">
          <text:p><text:span text:style-name="T1">Конец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standard" xml:id="id10" draw:id="id10" draw:layer="layout" svg:width="2.25cm" svg:height="1.5cm" svg:x="14.25cm" svg:y="13.854cm">
          <text:p text:style-name="P3">Выполнение программы прервано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Соединение" draw:layer="layout" svg:x1="10.125cm" svg:y1="5.854cm" svg:x2="10.125cm" svg:y2="6.354cm" draw:start-shape="id1" draw:start-glue-point="6" draw:end-shape="id2" draw:end-glue-point="4" svg:d="m10125 5854v500">
          <text:p/>
        </draw:connector>
        <draw:connector draw:style-name="Соединение" draw:layer="layout" svg:x1="10.125cm" svg:y1="7.766cm" svg:x2="10.125cm" svg:y2="8.354cm" draw:start-shape="id2" draw:start-glue-point="6" draw:end-shape="id3" draw:end-glue-point="0" svg:d="m10125 7766v588">
          <text:p/>
        </draw:connector>
        <draw:connector draw:style-name="Соединение" draw:layer="layout" svg:x1="10.125cm" svg:y1="9.854cm" svg:x2="10.125cm" svg:y2="10.354cm" draw:start-shape="id3" draw:start-glue-point="2" draw:end-shape="id4" draw:end-glue-point="4" svg:d="m10125 9854v500">
          <text:p/>
        </draw:connector>
        <draw:connector draw:style-name="Соединение" draw:layer="Слой4" svg:x1="10.125cm" svg:y1="11.854cm" svg:x2="10.125cm" svg:y2="12.354cm" draw:start-shape="id4" draw:start-glue-point="6" draw:end-shape="id5" draw:end-glue-point="0" svg:d="m10125 11854v500">
          <text:p/>
        </draw:connector>
        <draw:connector draw:style-name="Соединение" draw:layer="Слой4" svg:x1="10.125cm" svg:y1="13.854cm" svg:x2="10.125cm" svg:y2="14.354cm" draw:start-shape="id5" draw:start-glue-point="2" draw:end-shape="id6" svg:d="m10125 13854v500">
          <text:p/>
        </draw:connector>
        <draw:connector draw:style-name="Соединение" draw:layer="Слой4" svg:x1="10.125cm" svg:y1="17.854cm" svg:x2="10.125cm" svg:y2="18.354cm" draw:start-shape="id7" draw:start-glue-point="6" draw:end-shape="id8" draw:end-glue-point="4" svg:d="m10125 17854v500">
          <text:p/>
        </draw:connector>
        <draw:connector draw:style-name="Соединение" xml:id="id16" draw:id="id16" draw:layer="Слой4" svg:x1="10.125cm" svg:y1="19.766cm" svg:x2="10.125cm" svg:y2="20.559cm" draw:start-shape="id8" draw:start-glue-point="6" draw:end-shape="id9" draw:end-glue-point="0" svg:d="m10125 19766v793">
          <text:p/>
        </draw:connector>
        <draw:connector draw:style-name="Соединение" draw:layer="Слой4" svg:x1="11.25cm" svg:y1="11.104cm" svg:x2="15.375cm" svg:y2="13.854cm" draw:start-shape="id4" draw:start-glue-point="7" draw:end-shape="id10" draw:end-glue-point="4" svg:d="m11250 11104h4125v2750">
          <text:p/>
        </draw:connector>
        <draw:frame draw:style-name="Номерки" draw:layer="layout" svg:width="0.194cm" svg:height="0.386cm" svg:x="9.335cm" svg:y="4.819cm">
          <draw:text-box>
            <text:p>1</text:p>
          </draw:text-box>
        </draw:frame>
        <draw:frame draw:style-name="Номерки" draw:layer="layout" svg:width="0.194cm" svg:height="0.386cm" svg:x="9.285cm" svg:y="6.057cm">
          <draw:text-box>
            <text:p>2</text:p>
          </draw:text-box>
        </draw:frame>
        <draw:frame draw:style-name="Номерки" draw:layer="layout" svg:width="0.194cm" svg:height="0.386cm" svg:x="9.499cm" svg:y="10.477cm">
          <draw:text-box>
            <text:p>4</text:p>
          </draw:text-box>
        </draw:frame>
        <draw:frame draw:style-name="Номерки" draw:layer="layout" svg:width="0.194cm" svg:height="0.386cm" svg:x="9.5cm" svg:y="10.453cm">
          <draw:text-box>
            <text:p>4</text:p>
          </draw:text-box>
        </draw:frame>
        <draw:frame draw:style-name="gr2" draw:text-style-name="P6" draw:layer="layout" svg:width="4.803cm" svg:height="3.765cm" svg:x="3cm" svg:y="7.089cm">
          <draw:text-box>
            <text:p text:style-name="P6">log:=GetFiles(fin,fout)</text:p>
            <text:p text:style-name="P6">Пользовательская функция GetFiles получает входной файл (fin) и выходной (fout) для ввода-вывода информации. Возвращает true, если операция проведена успешно, иначе - false.</text:p>
          </draw:text-box>
        </draw:frame>
        <draw:frame draw:style-name="gr3" draw:text-style-name="P6" draw:layer="layout" svg:width="5.6cm" svg:height="2.911cm" svg:x="2.5cm" svg:y="13.854cm">
          <draw:text-box>
            <text:p text:style-name="P6">GetMostFreq(CharsFq,HighestFq,</text:p>
            <text:p text:style-name="P6">MostFqCount,MostFqChars);</text:p>
            <text:p text:style-name="P6">Процедура GetMostFq находит самые часто встречающиеся буквы и их кол-во (MostFqChars и MostFqCount) и их частоту (HighestFq) среди частот CharsFq. <text:s/></text:p>
          </draw:text-box>
        </draw:frame>
        <draw:frame draw:style-name="gr4" draw:text-style-name="P7" draw:layer="layout" svg:width="5cm" svg:height="3.5cm" svg:x="3.5cm" svg:y="21.854cm">
          <draw:text-box>
            <text:p text:style-name="P7">PrintResult(output,HighestFq, MostFqCount,MostFqChars);</text:p>
            <text:p text:style-name="P7">PrintResult(fout,HighestFq, MostFqCount,MostFqChars);</text:p>
            <text:p text:style-name="P7">PrintResult выводит найденные буквы MostFqChars кол-вом MostFqCount и частотой HighestFq в файлы output(экран) и fout.</text:p>
          </draw:text-box>
        </draw:frame>
        <draw:polyline draw:style-name="gr5" xml:id="id13" draw:id="id13" draw:layer="layout" svg:width="0.599cm" svg:height="2.999cm" svg:x="7.5cm" svg:y="13.854cm" svg:viewBox="0 0 600 3000" draw:points="0,0 600,0 600,3000 0,3000">
          <text:p/>
        </draw:polyline>
        <draw:polyline draw:style-name="gr5" xml:id="id11" draw:id="id11" draw:layer="layout" svg:width="0.599cm" svg:height="3.645cm" draw:transform="rotate (3.1415926535892) translate (3.93000000001515cm 25.5cm)" svg:viewBox="0 0 600 3646" draw:points="0,0 600,0 600,3646 0,3646">
          <text:p/>
        </draw:polyline>
        <draw:connector draw:style-name="gr6" draw:layer="layout" svg:x1="3.33cm" svg:y1="23.677cm" svg:x2="6.5cm" svg:y2="19.104cm" draw:start-shape="id11" draw:start-glue-point="3" draw:end-shape="id12" draw:end-glue-point="3" svg:d="m3330 23677h-215v-4573h3385">
          <text:p/>
        </draw:connector>
        <draw:connector draw:style-name="gr7" draw:layer="layout" draw:type="line" svg:x1="8.1cm" svg:y1="15.354cm" svg:x2="9cm" svg:y2="15.104cm" draw:start-shape="id13" draw:start-glue-point="1" draw:end-shape="id6" draw:end-glue-point="3" svg:d="m8100 15354 900-250">
          <text:p/>
        </draw:connector>
        <draw:polyline draw:style-name="gr5" xml:id="id14" draw:id="id14" draw:layer="layout" svg:width="0.599cm" svg:height="3.503cm" svg:x="7.4cm" svg:y="6.854cm" svg:viewBox="0 0 600 3504" draw:points="0,0 600,0 600,3504 0,3504">
          <text:p/>
        </draw:polyline>
        <draw:connector draw:style-name="gr7" draw:layer="layout" draw:type="line" svg:x1="8cm" svg:y1="8.606cm" svg:x2="9cm" svg:y2="9.104cm" draw:start-shape="id14" draw:start-glue-point="1" svg:d="m8000 8606 1000 498">
          <text:p/>
        </draw:connector>
        <draw:polyline draw:style-name="gr5" draw:layer="layout" svg:width="0.599cm" svg:height="8.855cm" draw:transform="rotate (3.1415926535892) translate (13.0560000002048cm 10.565cm)" svg:viewBox="0 0 600 8856" draw:points="0,0 600,0 600,8856 0,8856">
          <text:p/>
        </draw:polyline>
        <draw:connector draw:style-name="gr7" draw:layer="layout" draw:type="line" svg:x1="11.25cm" svg:y1="5.479cm" svg:x2="12.456cm" svg:y2="4.304cm" draw:start-shape="id1" draw:start-glue-point="7" svg:d="m11250 5479 1206-1175">
          <text:p/>
        </draw:connector>
        <draw:frame draw:style-name="gr8" draw:text-style-name="P8" draw:layer="layout" svg:width="7.344cm" svg:height="8.856cm" svg:x="12.656cm" svg:y="1.709cm">
          <draw:text-box>
            <text:p text:style-name="P8">Обобщенный алгоритм поиска самой часто встречающихся букв в файле.</text:p>
            <text:p text:style-name="P8">Определённые константы:</text:p>
            <text:p text:style-name="P8">Alpabet - строка символов, которые программа будет определять как буквы;</text:p>
            <text:p text:style-name="P8">HighCode - максимальное значения кода символа в кодировке. </text:p>
            <text:p text:style-name="P8">Используемые структуры данных:</text:p>
            <text:p text:style-name="P8">fin - файл прямого доступа - файл для считывания информации;</text:p>
            <text:p text:style-name="P8">fout <text:s/>- текстовый файл - файл для вывода результата;</text:p>
            <text:p text:style-name="P8">log - логическая - отслеживает состояние работы программы (требуется ли её завершение или нет).</text:p>
            <text:p text:style-name="P8">CharsFq - массив частот символов текста, записанного в fin;</text:p>
            <text:p text:style-name="P8">MostFqChars - наиболее часто встречающиеся буквы;</text:p>
            <text:p text:style-name="P8">HighestFq - частота наиболее часто встречающейся буквы;</text:p>
            <text:p text:style-name="P8">MostFqCount - количество букв с наивысшей частотой;</text:p>
          </draw:text-box>
        </draw:frame>
        <draw:frame draw:style-name="gr9" draw:layer="layout" svg:width="0.5cm" svg:height="0.5cm" svg:x="10.183cm" svg:y="11.612cm">
          <draw:text-box>
            <text:p>да</text:p>
          </draw:text-box>
        </draw:frame>
        <draw:frame draw:style-name="gr9" draw:layer="layout" svg:width="0.756cm" svg:height="0.5cm" svg:x="11.163cm" svg:y="10.604cm">
          <draw:text-box>
            <text:p>нет</text:p>
          </draw:text-box>
        </draw:frame>
        <draw:frame draw:style-name="gr3" draw:text-style-name="P9" draw:layer="layout" svg:width="4cm" svg:height="1.654cm" svg:x="3.5cm" svg:y="4.2cm">
          <draw:text-box>
            <text:p text:style-name="P9">Программа находит самую часто встречающуюся букву в тексте в заданном файле</text:p>
          </draw:text-box>
        </draw:frame>
        <draw:polyline draw:style-name="gr5" xml:id="id15" draw:id="id15" draw:layer="layout" svg:width="0.599cm" svg:height="1.653cm" svg:x="7.076cm" svg:y="4.2cm" svg:viewBox="0 0 600 1654" draw:points="0,0 600,0 600,1654 0,1654">
          <text:p/>
        </draw:polyline>
        <draw:connector draw:style-name="gr7" draw:layer="layout" draw:type="line" svg:x1="7.676cm" svg:y1="5.027cm" svg:x2="9cm" svg:y2="7.104cm" draw:start-shape="id15" draw:start-glue-point="1" draw:end-shape="id2" draw:end-glue-point="5" svg:d="m7676 5027 1324 2077">
          <text:p/>
        </draw:connector>
        <draw:custom-shape draw:style-name="gr10" draw:text-style-name="P10" xml:id="id7" draw:id="id7" draw:layer="layout" svg:width="2.25cm" svg:height="1.5cm" svg:x="9cm" svg:y="16.354cm">
          <text:p text:style-name="P8"><text:span text:style-name="T1">MostFq</text:span></text:p>
          <text:p text:style-name="P8"><text:span text:style-name="T1">Count&gt;0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standard" draw:text-style-name="P3" xml:id="id8" draw:id="id8" draw:layer="layout" svg:width="2.25cm" svg:height="1.5cm" svg:x="9cm" svg:y="18.354cm">
          <text:p text:style-name="P3">В файле нет букв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Соединение" draw:layer="layout" svg:x1="9cm" svg:y1="17.104cm" svg:x2="7.625cm" svg:y2="18.354cm" draw:start-shape="id7" draw:start-glue-point="5" draw:end-shape="id12" draw:end-glue-point="0" svg:d="m9000 17104h-1375v1250">
          <text:p/>
        </draw:connector>
        <draw:connector draw:style-name="Соединение" draw:layer="layout" svg:x1="7.625cm" svg:y1="19.854cm" svg:x2="10.125cm" svg:y2="20.162cm" draw:start-shape="id12" draw:start-glue-point="2" draw:end-shape="id16" draw:end-glue-point="0" svg:d="m7625 19854v308h2500">
          <text:p/>
        </draw:connector>
        <draw:frame draw:style-name="gr11" draw:layer="layout" svg:width="0.171cm" svg:height="0.395cm" svg:x="9.576cm" svg:y="16.354cm">
          <draw:text-box>
            <text:p>6</text:p>
          </draw:text-box>
        </draw:frame>
        <draw:frame draw:style-name="Номерки" draw:layer="layout" svg:width="0.194cm" svg:height="0.386cm" svg:x="9.231cm" svg:y="18.047cm">
          <draw:text-box>
            <text:p>8</text:p>
          </draw:text-box>
        </draw:frame>
        <draw:connector draw:style-name="Соединение" draw:layer="layout" draw:line-skew="3.876cm" svg:x1="15.375cm" svg:y1="15.266cm" svg:x2="10.125cm" svg:y2="22.423cm" draw:end-shape="id17" draw:end-glue-point="0" svg:d="m15375 15266v7165h-5250v-8">
          <text:p/>
        </draw:connector>
        <draw:frame draw:style-name="gr12" draw:layer="layout" svg:width="0.29cm" svg:height="0.386cm" svg:x="14.476cm" svg:y="13.553cm">
          <draw:text-box>
            <text:p>10</text:p>
          </draw:text-box>
        </draw:frame>
        <draw:custom-shape draw:style-name="gr13" draw:text-style-name="P11" xml:id="id6" draw:id="id6" draw:layer="layout" svg:width="2.25cm" svg:height="1.5cm" svg:x="9cm" svg:y="14.354cm">
          <text:p text:style-name="P11">Найти самую частую букву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frame draw:style-name="Номерки" draw:layer="layout" svg:width="0.194cm" svg:height="0.386cm" svg:x="9.239cm" svg:y="12.069cm">
          <draw:text-box>
            <text:p>5</text:p>
          </draw:text-box>
        </draw:frame>
        <draw:frame draw:style-name="gr9" draw:layer="layout" svg:width="0.5cm" svg:height="0.5cm" svg:x="8.523cm" svg:y="16.544cm">
          <draw:text-box>
            <text:p>да</text:p>
          </draw:text-box>
        </draw:frame>
        <draw:frame draw:style-name="gr9" draw:layer="layout" svg:width="0.756cm" svg:height="0.5cm" svg:x="10.308cm" svg:y="17.598cm">
          <draw:text-box>
            <text:p>нет</text:p>
          </draw:text-box>
        </draw:frame>
        <draw:custom-shape draw:style-name="gr13" draw:text-style-name="P11" xml:id="id3" draw:id="id3" draw:layer="layout" svg:width="2.25cm" svg:height="1.5cm" svg:x="9cm" svg:y="8.354cm">
          <text:p text:style-name="P11">Получить файлы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polyline draw:style-name="gr5" xml:id="id18" draw:id="id18" draw:layer="layout" svg:width="-0.599cm" svg:height="-1.366cm" svg:x="13.056cm" svg:y="19.721cm" svg:viewBox="0 0 -600 -1367" draw:points="0,0 600,0 600,1367 0,1367">
          <text:p/>
        </draw:polyline>
        <draw:connector draw:style-name="gr7" draw:layer="layout" draw:type="line" svg:x1="11.25cm" svg:y1="19.104cm" svg:x2="12.456cm" svg:y2="19.037cm" draw:start-shape="id8" draw:start-glue-point="7" draw:end-shape="id18" draw:end-glue-point="3" svg:d="m11250 19104 1206-67">
          <text:p/>
        </draw:connector>
        <draw:frame draw:style-name="gr14" draw:text-style-name="P8" draw:layer="layout" svg:width="2.5cm" svg:height="1.244cm" svg:x="12.5cm" svg:y="18.354cm">
          <draw:text-box>
            <text:p text:style-name="P8">Сообщение выводится в файл fout и на экран.</text:p>
          </draw:text-box>
        </draw:frame>
        <draw:frame draw:style-name="Номерки" draw:layer="layout" svg:width="0.194cm" svg:height="0.386cm" svg:x="9.256cm" svg:y="8.048cm">
          <draw:text-box>
            <text:p>3</text:p>
          </draw:text-box>
        </draw:frame>
        <draw:custom-shape draw:style-name="gr13" draw:text-style-name="P11" xml:id="id5" draw:id="id5" draw:layer="layout" svg:width="2.25cm" svg:height="1.5cm" svg:x="9cm" svg:y="12.354cm">
          <text:p text:style-name="P11">Провести частотный анализ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Соединение" draw:layer="layout" svg:x1="10.125cm" svg:y1="15.854cm" svg:x2="10.125cm" svg:y2="16.354cm" draw:start-shape="id6" draw:start-glue-point="2" draw:end-shape="id7" draw:end-glue-point="4" svg:d="m10125 15854v500">
          <text:p/>
        </draw:connector>
        <draw:custom-shape draw:style-name="gr13" draw:text-style-name="P11" xml:id="id12" draw:id="id12" draw:layer="layout" svg:width="2.25cm" svg:height="1.5cm" svg:x="6.5cm" svg:y="18.354cm">
          <text:p text:style-name="P3">Сообщение результата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13" draw:text-style-name="P11" xml:id="id9" draw:id="id9" draw:layer="layout" svg:width="2.25cm" svg:height="1.5cm" svg:x="9cm" svg:y="20.559cm">
          <text:p text:style-name="P3">Закрыть файлы fin и fout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Соединение" xml:id="id17" draw:id="id17" draw:layer="layout" svg:x1="10.125cm" svg:y1="22.059cm" svg:x2="10.125cm" svg:y2="22.787cm" draw:start-shape="id9" draw:start-glue-point="2" draw:end-shape="id19" draw:end-glue-point="4" svg:d="m10125 22059v728">
          <text:p/>
        </draw:connector>
        <draw:frame draw:style-name="gr3" draw:text-style-name="P6" draw:layer="layout" svg:width="5.6cm" svg:height="2.007cm" svg:x="2.5cm" svg:y="11.164cm">
          <draw:text-box>
            <text:p text:style-name="P6">GetCharsFreq(fin,CharsFq);</text:p>
            <text:p text:style-name="P6">Процедура GetCharsFreq проводит посимвольный частотный анализ файла fin и записывает частоту символов в CharsFq</text:p>
          </draw:text-box>
        </draw:frame>
        <draw:polyline draw:style-name="gr5" xml:id="id20" draw:id="id20" draw:layer="layout" svg:width="0.599cm" svg:height="1.933cm" svg:x="7.5cm" svg:y="11.164cm" svg:viewBox="0 0 600 1934" draw:points="0,0 600,0 600,1934 0,1934">
          <text:p/>
        </draw:polyline>
        <draw:connector draw:style-name="gr7" draw:layer="layout" draw:type="line" svg:x1="8.1cm" svg:y1="12.131cm" svg:x2="9cm" svg:y2="13.104cm" draw:start-shape="id20" draw:start-glue-point="1" draw:end-shape="id5" svg:d="m8100 12131 900 973">
          <text:p/>
        </draw:connector>
        <draw:frame draw:style-name="gr15" draw:layer="layout" svg:width="0.247cm" svg:height="0.386cm" svg:x="6.757cm" svg:y="18.073cm">
          <draw:text-box>
            <text:p>7</text:p>
          </draw:text-box>
        </draw:frame>
        <draw:frame draw:style-name="gr16" draw:layer="layout" svg:width="0.28cm" svg:height="0.386cm" svg:x="9.219cm" svg:y="20.32cm">
          <draw:text-box>
            <text:p>9</text:p>
          </draw:text-box>
        </draw:frame>
        <draw:frame draw:style-name="gr16" draw:layer="layout" svg:width="0.28cm" svg:height="0.386cm" svg:x="9.334cm" svg:y="22.535cm">
          <draw:text-box>
            <text:p>11</text:p>
          </draw:text-box>
        </draw:frame>
      </draw:page>
      <draw:page draw:name="page2" draw:style-name="dp1" draw:master-page-name="Обычный">
        <draw:custom-shape draw:style-name="standard" draw:text-style-name="P2" xml:id="id21" draw:id="id21" draw:layer="layout" svg:width="2.25cm" svg:height="0.75cm" svg:x="11.6cm" svg:y="2.715cm">
          <text:p text:style-name="P1"><text:span text:style-name="T1">Начало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standard" xml:id="id35" draw:id="id35" draw:layer="layout" svg:width="2.25cm" svg:height="0.75cm" svg:x="15.85cm" svg:y="20.75cm">
          <text:p><text:span text:style-name="T1">Конец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Соединение" draw:layer="layout" svg:x1="12.725cm" svg:y1="3.465cm" svg:x2="12.725cm" svg:y2="4cm" draw:start-shape="id21" draw:start-glue-point="6" draw:end-shape="id22" draw:end-glue-point="0" svg:d="m12725 3465v535">
          <text:p/>
        </draw:connector>
        <draw:frame draw:style-name="Номерки" draw:layer="layout" svg:width="0.194cm" svg:height="0.386cm" svg:x="11.925cm" svg:y="2.5cm">
          <draw:text-box>
            <text:p>1</text:p>
          </draw:text-box>
        </draw:frame>
        <draw:frame draw:style-name="gr2" draw:text-style-name="P6" draw:layer="layout" svg:width="8.5cm" svg:height="8cm" svg:x="2.469cm" svg:y="1cm">
          <draw:text-box>
            <text:p text:style-name="P6">Пользовательская функция GetFiles получает входной файл и выходной для ввода-вывода информации. Возвращает true, если операция проведена успешно, иначе - false.</text:p>
            <text:p text:style-name="P6">function GetFiles(var fin:bytefile;var fout:text):boolean;</text:p>
            <text:p text:style-name="P6">Используемые параметры:</text:p>
            <text:p text:style-name="P6">fin - типизированный файл, в который записываются коды символов исходного текста</text:p>
            <text:p text:style-name="P6">fout - текстовый файл для вывода результата</text:p>
            <text:p text:style-name="P6">Используемые локальные переменные:</text:p>
            <text:p text:style-name="P6">error - код ошибки ввода-вывода(0 - нет ошибки).</text:p>
            <text:p text:style-name="P6">fsrc - текстовый исходный файл</text:p>
            <text:p text:style-name="P6">ch - текущий символ из исходного файла</text:p>
            <text:p text:style-name="P6">i - код текущего символа</text:p>
          </draw:text-box>
        </draw:frame>
        <draw:polyline draw:style-name="gr5" xml:id="id23" draw:id="id23" draw:layer="layout" svg:width="0.599cm" svg:height="6.189cm" svg:x="10.5cm" svg:y="1cm" svg:viewBox="0 0 600 6190" draw:points="0,0 600,0 600,6190 0,6190">
          <text:p/>
        </draw:polyline>
        <draw:connector draw:style-name="gr7" draw:layer="layout" draw:type="line" svg:x1="11.1cm" svg:y1="4.095cm" svg:x2="11.6cm" svg:y2="3.09cm" draw:start-shape="id23" draw:start-glue-point="1" draw:end-shape="id21" draw:end-glue-point="5" svg:d="m11100 4095 500-1005">
          <text:p/>
        </draw:connector>
        <draw:custom-shape draw:style-name="gr13" draw:text-style-name="P11" xml:id="id22" draw:id="id22" draw:layer="layout" svg:width="2.25cm" svg:height="1.5cm" svg:x="11.6cm" svg:y="4cm">
          <text:p text:style-name="P11">Получить исходный файл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1" draw:text-style-name="P5" xml:id="id24" draw:id="id24" draw:layer="layout" svg:width="2.25cm" svg:height="1.5cm" svg:x="11.6cm" svg:y="6cm">
          <text:p text:style-name="P4"><text:span text:style-name="T2">error==0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3" draw:text-style-name="P11" xml:id="id25" draw:id="id25" draw:layer="layout" svg:width="2.25cm" svg:height="1.5cm" svg:x="11.6cm" svg:y="8cm">
          <text:p text:style-name="P11">Получить входной файл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1" draw:text-style-name="P5" xml:id="id26" draw:id="id26" draw:layer="layout" svg:width="2.25cm" svg:height="1.5cm" svg:x="11.6cm" svg:y="10cm">
          <text:p text:style-name="P4"><text:span text:style-name="T2">error==0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3" draw:text-style-name="P11" xml:id="id27" draw:id="id27" draw:layer="layout" svg:width="2.25cm" svg:height="1.5cm" svg:x="11.6cm" svg:y="12cm">
          <text:p text:style-name="P11">Получить выходной файл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1" draw:text-style-name="P5" xml:id="id28" draw:id="id28" draw:layer="layout" svg:width="2.25cm" svg:height="1.5cm" svg:x="11.6cm" svg:y="14cm">
          <text:p text:style-name="P4"><text:span text:style-name="T2">error==0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7" draw:text-style-name="P5" xml:id="id29" draw:id="id29" draw:layer="layout" svg:width="2.25cm" svg:height="1.5cm" svg:x="11.6cm" svg:y="16.5cm">
          <text:p text:style-name="P4"><text:span text:style-name="T2">Конец файла fsrc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standard" draw:text-style-name="P3" xml:id="id32" draw:id="id32" draw:layer="layout" svg:width="2.25cm" svg:height="1.5cm" svg:x="11.6cm" svg:y="22.5cm">
          <text:p text:style-name="P3">fin&lt;&lt;i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8" draw:text-style-name="P12" xml:id="id31" draw:id="id31" draw:layer="layout" svg:width="2.25cm" svg:height="1.5cm" svg:x="11.6cm" svg:y="20.5cm">
          <text:p text:style-name="P4"><text:span text:style-name="T1">i=ord(ch)</text:span></text:p>
          <draw:enhanced-geometry svg:viewBox="0 0 21600 21600" draw:type="rectangle" draw:enhanced-path="M 0 0 L 21600 0 21600 21600 0 21600 0 0 Z N"/>
        </draw:custom-shape>
        <draw:custom-shape draw:style-name="gr13" draw:text-style-name="P4" xml:id="id30" draw:id="id30" draw:layer="layout" svg:width="2.25cm" svg:height="1.5cm" svg:x="11.6cm" svg:y="18.5cm">
          <text:p text:style-name="P4">fsrc&gt;&gt;ch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8" draw:text-style-name="P12" xml:id="id34" draw:id="id34" draw:layer="layout" svg:width="2.25cm" svg:height="1.5cm" svg:x="15.85cm" svg:y="18.5cm">
          <text:p text:style-name="P4"><text:span text:style-name="T1">GetFiles= error==0</text:span></text:p>
          <draw:enhanced-geometry svg:viewBox="0 0 21600 21600" draw:type="rectangle" draw:enhanced-path="M 0 0 L 21600 0 21600 21600 0 21600 0 0 Z N"/>
        </draw:custom-shape>
        <draw:connector draw:style-name="Соединение" draw:layer="layout" svg:x1="12.725cm" svg:y1="5.5cm" svg:x2="12.725cm" svg:y2="6cm" draw:start-shape="id22" draw:start-glue-point="2" draw:end-shape="id24" draw:end-glue-point="4" svg:d="m12725 5500v500">
          <text:p/>
        </draw:connector>
        <draw:connector draw:style-name="Соединение" draw:layer="layout" svg:x1="12.725cm" svg:y1="7.5cm" svg:x2="12.725cm" svg:y2="8cm" draw:start-shape="id24" draw:start-glue-point="6" draw:end-shape="id25" draw:end-glue-point="0" svg:d="m12725 7500v500">
          <text:p/>
        </draw:connector>
        <draw:connector draw:style-name="Соединение" draw:layer="layout" svg:x1="12.725cm" svg:y1="9.5cm" svg:x2="12.725cm" svg:y2="10cm" draw:start-shape="id25" draw:start-glue-point="2" draw:end-shape="id26" draw:end-glue-point="4" svg:d="m12725 9500v500">
          <text:p/>
        </draw:connector>
        <draw:connector draw:style-name="Соединение" draw:layer="layout" svg:x1="12.725cm" svg:y1="11.5cm" svg:x2="12.725cm" svg:y2="12cm" draw:start-shape="id26" draw:start-glue-point="6" draw:end-shape="id27" draw:end-glue-point="0" svg:d="m12725 11500v500">
          <text:p/>
        </draw:connector>
        <draw:connector draw:style-name="Соединение" draw:layer="layout" svg:x1="12.725cm" svg:y1="13.5cm" svg:x2="12.725cm" svg:y2="14cm" draw:start-shape="id27" draw:start-glue-point="2" draw:end-shape="id28" draw:end-glue-point="4" svg:d="m12725 13500v500">
          <text:p/>
        </draw:connector>
        <draw:connector draw:style-name="Соединение" xml:id="id33" draw:id="id33" draw:layer="layout" svg:x1="12.725cm" svg:y1="15.5cm" svg:x2="12.725cm" svg:y2="16.5cm" draw:start-shape="id28" draw:start-glue-point="6" draw:end-shape="id29" draw:end-glue-point="4" svg:d="m12725 15500v1000">
          <text:p/>
        </draw:connector>
        <draw:connector draw:style-name="Соединение" draw:layer="layout" svg:x1="12.725cm" svg:y1="18cm" svg:x2="12.725cm" svg:y2="18.5cm" draw:start-shape="id29" draw:start-glue-point="6" draw:end-shape="id30" draw:end-glue-point="5" svg:d="m12725 18000v500">
          <text:p/>
        </draw:connector>
        <draw:connector draw:style-name="Соединение" draw:layer="layout" svg:x1="12.725cm" svg:y1="20cm" svg:x2="12.725cm" svg:y2="20.5cm" draw:start-shape="id30" draw:start-glue-point="8" draw:end-shape="id31" draw:end-glue-point="0" svg:d="m12725 20000v500">
          <text:p/>
        </draw:connector>
        <draw:connector draw:style-name="Соединение" draw:layer="layout" svg:x1="12.725cm" svg:y1="22cm" svg:x2="12.725cm" svg:y2="22.5cm" draw:start-shape="id31" draw:start-glue-point="2" draw:end-shape="id32" draw:end-glue-point="4" svg:d="m12725 22000v500">
          <text:p/>
        </draw:connector>
        <draw:connector draw:style-name="Соединение" draw:layer="layout" draw:line-skew="0cm -5.966cm" svg:x1="12.725cm" svg:y1="23.912cm" svg:x2="12.725cm" svg:y2="16cm" draw:start-shape="id32" draw:start-glue-point="6" draw:end-shape="id33" draw:end-glue-point="0" svg:d="m12725 23912v305h-4625v-8217h4625">
          <text:p/>
        </draw:connector>
        <draw:connector draw:style-name="Соединение" xml:id="id36" draw:id="id36" draw:layer="layout" svg:x1="13.85cm" svg:y1="17.25cm" svg:x2="16.975cm" svg:y2="18.5cm" draw:start-shape="id29" draw:start-glue-point="7" draw:end-shape="id34" draw:end-glue-point="0" svg:d="m13850 17250h3125v1250">
          <text:p/>
        </draw:connector>
        <draw:connector draw:style-name="standard" draw:layer="layout" svg:x1="16.975cm" svg:y1="20cm" svg:x2="16.975cm" svg:y2="20.75cm" draw:start-shape="id34" draw:start-glue-point="2" draw:end-shape="id35" draw:end-glue-point="4" svg:d="m16975 20000v750">
          <text:p/>
        </draw:connector>
        <draw:connector draw:style-name="Соединение" xml:id="id37" draw:id="id37" draw:layer="layout" svg:x1="13.85cm" svg:y1="14.75cm" svg:x2="16.975cm" svg:y2="17.25cm" draw:start-shape="id28" draw:start-glue-point="7" draw:end-shape="id36" draw:end-glue-point="0" svg:d="m13850 14750h3125v2500">
          <text:p/>
        </draw:connector>
        <draw:connector draw:style-name="Соединение" xml:id="id38" draw:id="id38" draw:layer="layout" svg:x1="13.85cm" svg:y1="10.75cm" svg:x2="16.975cm" svg:y2="14.75cm" draw:start-shape="id26" draw:start-glue-point="7" draw:end-shape="id37" draw:end-glue-point="0" svg:d="m13850 10750h3125v4000">
          <text:p/>
        </draw:connector>
        <draw:connector draw:style-name="Соединение" draw:layer="layout" svg:x1="13.85cm" svg:y1="6.75cm" svg:x2="16.975cm" svg:y2="10.75cm" draw:start-shape="id24" draw:start-glue-point="7" draw:end-shape="id38" draw:end-glue-point="0" svg:d="m13850 6750h3125v4000">
          <text:p/>
        </draw:connector>
        <draw:line draw:style-name="Соединение" draw:layer="layout" svg:x1="15.975cm" svg:y1="10.75cm" svg:x2="16.975cm" svg:y2="10.75cm">
          <text:p/>
        </draw:line>
        <draw:line draw:style-name="Соединение" draw:layer="layout" svg:x1="15.975cm" svg:y1="14.75cm" svg:x2="16.975cm" svg:y2="14.75cm">
          <text:p/>
        </draw:line>
        <draw:line draw:style-name="Соединение" draw:layer="layout" svg:x1="15.975cm" svg:y1="17.25cm" svg:x2="16.975cm" svg:y2="17.25cm">
          <text:p/>
        </draw:line>
        <draw:frame draw:style-name="gr2" draw:text-style-name="P6" draw:layer="layout" svg:width="6.5cm" svg:height="2.5cm" svg:x="4.087cm" svg:y="8.187cm">
          <draw:text-box>
            <text:p text:style-name="P6">error:=GetInputFile(fin);</text:p>
            <text:p text:style-name="P6">Функция GetInputFile получает файл последовательного доступа для записи и в последствии считывания кодов символов.</text:p>
            <text:p text:style-name="P6">Возвращает код возникшей ошибки ввода-вывода.</text:p>
          </draw:text-box>
        </draw:frame>
        <draw:polyline draw:style-name="gr5" xml:id="id39" draw:id="id39" draw:layer="layout" svg:width="0.487cm" svg:height="2.686cm" svg:x="10.1cm" svg:y="8cm" svg:viewBox="0 0 488 2687" draw:points="0,0 488,0 488,2687 0,2687">
          <text:p/>
        </draw:polyline>
        <draw:connector draw:style-name="gr7" draw:layer="layout" draw:type="line" svg:x1="10.588cm" svg:y1="9.343cm" svg:x2="11.6cm" svg:y2="8.75cm" draw:start-shape="id39" draw:start-glue-point="1" draw:end-shape="id25" draw:end-glue-point="3" svg:d="m10588 9343 1012-593">
          <text:p/>
        </draw:connector>
        <draw:frame draw:style-name="gr2" draw:text-style-name="P6" draw:layer="layout" svg:width="6.5cm" svg:height="2.5cm" svg:x="3.942cm" svg:y="12cm">
          <draw:text-box>
            <text:p text:style-name="P6">error:=GetOutputFile(fout)</text:p>
            <text:p text:style-name="P6">Функция GetOutputFile получает текстовый файл для вывода в него самой часто встречающейся буквы..</text:p>
            <text:p text:style-name="P6">Возвращает код возникшей ошибки ввода-вывода.;</text:p>
          </draw:text-box>
        </draw:frame>
        <draw:polyline draw:style-name="gr5" xml:id="id40" draw:id="id40" draw:layer="layout" svg:width="0.487cm" svg:height="2.686cm" svg:x="10.113cm" svg:y="11.813cm" svg:viewBox="0 0 488 2687" draw:points="0,0 488,0 488,2687 0,2687">
          <text:p/>
        </draw:polyline>
        <draw:connector draw:style-name="gr7" draw:layer="layout" draw:type="line" svg:x1="10.601cm" svg:y1="13.156cm" svg:x2="11.6cm" svg:y2="12.75cm" draw:start-shape="id40" draw:start-glue-point="1" draw:end-shape="id27" draw:end-glue-point="3" svg:d="m10601 13156 999-406">
          <text:p/>
        </draw:connector>
        <draw:frame draw:style-name="gr4" draw:text-style-name="P8" draw:layer="layout" svg:width="4.356cm" svg:height="2.313cm" svg:x="15.6cm" svg:y="3cm">
          <draw:text-box>
            <text:p text:style-name="P8">error:=GetSourceFile(fsrc)</text:p>
            <text:p text:style-name="P8">Функция GetSourceFile получает текстовый файл для считывания из него символов..</text:p>
            <text:p text:style-name="P8">Возвращает код возникшей ошибки ввода-вывода.</text:p>
          </draw:text-box>
        </draw:frame>
        <draw:polyline draw:style-name="gr5" xml:id="id41" draw:id="id41" draw:layer="layout" svg:width="0.487cm" svg:height="2.653cm" draw:transform="rotate (3.1415926535892) translate (15.9495000000231cm 5.654cm)" svg:viewBox="0 0 488 2654" draw:points="0,0 488,0 488,2654 0,2654">
          <text:p/>
        </draw:polyline>
        <draw:connector draw:style-name="gr7" draw:layer="layout" draw:type="line" svg:x1="15.462cm" svg:y1="4.327cm" svg:x2="13.85cm" svg:y2="4.75cm" draw:start-shape="id41" draw:start-glue-point="3" draw:end-shape="id22" draw:end-glue-point="1" svg:d="m15462 4327-1612 423">
          <text:p/>
        </draw:connector>
        <draw:frame draw:style-name="gr2" draw:text-style-name="P6" draw:layer="layout" svg:width="2.216cm" svg:height="1.22cm" svg:x="8.384cm" svg:y="18.5cm">
          <draw:text-box>
            <text:p text:style-name="P6">Считывание из файла fsrc символа ch</text:p>
          </draw:text-box>
        </draw:frame>
        <draw:polyline draw:style-name="gr5" xml:id="id42" draw:id="id42" draw:layer="layout" svg:width="0.487cm" svg:height="1.525cm" svg:x="10.271cm" svg:y="18.313cm" svg:viewBox="0 0 488 1526" draw:points="0,0 488,0 488,1526 0,1526">
          <text:p/>
        </draw:polyline>
        <draw:connector draw:style-name="gr7" draw:layer="layout" draw:type="line" svg:x1="10.759cm" svg:y1="19.076cm" svg:x2="11.758cm" svg:y2="19.25cm" draw:start-shape="id42" draw:start-glue-point="1" svg:d="m10759 19076 999 174">
          <text:p/>
        </draw:connector>
        <draw:frame draw:style-name="gr2" draw:text-style-name="P6" draw:layer="layout" svg:width="2cm" svg:height="1.277cm" svg:x="8.391cm" svg:y="22.5cm">
          <draw:text-box>
            <text:p text:style-name="P6">Запись в файл fin кода i</text:p>
          </draw:text-box>
        </draw:frame>
        <draw:polyline draw:style-name="gr5" xml:id="id43" draw:id="id43" draw:layer="layout" svg:width="0.487cm" svg:height="1.525cm" svg:x="10.113cm" svg:y="22.313cm" svg:viewBox="0 0 488 1526" draw:points="0,0 488,0 488,1526 0,1526">
          <text:p/>
        </draw:polyline>
        <draw:connector draw:style-name="gr7" draw:layer="layout" draw:type="line" svg:x1="10.601cm" svg:y1="23.076cm" svg:x2="11.6cm" svg:y2="23.25cm" draw:start-shape="id43" draw:start-glue-point="1" draw:end-shape="id32" draw:end-glue-point="5" svg:d="m10601 23076 999 174">
          <text:p/>
        </draw:connector>
        <draw:frame draw:style-name="gr2" draw:text-style-name="P6" draw:layer="layout" svg:width="2.205cm" svg:height="1.22cm" svg:x="8.237cm" svg:y="20.499cm">
          <draw:text-box>
            <text:p text:style-name="P6">Получение кода ch и запись его в i </text:p>
          </draw:text-box>
        </draw:frame>
        <draw:polyline draw:style-name="gr5" xml:id="id44" draw:id="id44" draw:layer="layout" svg:width="0.487cm" svg:height="1.525cm" svg:x="10.113cm" svg:y="20.312cm" svg:viewBox="0 0 488 1526" draw:points="0,0 488,0 488,1526 0,1526">
          <text:p/>
        </draw:polyline>
        <draw:connector draw:style-name="gr7" draw:layer="layout" draw:type="line" svg:x1="10.601cm" svg:y1="21.075cm" svg:x2="11.6cm" svg:y2="21.25cm" draw:start-shape="id44" draw:start-glue-point="1" draw:end-shape="id31" draw:end-glue-point="3" svg:d="m10601 21075 999 175">
          <text:p/>
        </draw:connector>
        <draw:frame draw:style-name="gr9" draw:layer="layout" svg:width="0.5cm" svg:height="0.5cm" svg:x="12.894cm" svg:y="7.35cm">
          <draw:text-box>
            <text:p>да</text:p>
          </draw:text-box>
        </draw:frame>
        <draw:frame draw:style-name="gr9" draw:layer="layout" svg:width="0.756cm" svg:height="0.5cm" svg:x="13.85cm" svg:y="6.25cm">
          <draw:text-box>
            <text:p>нет</text:p>
          </draw:text-box>
        </draw:frame>
        <draw:frame draw:style-name="gr9" draw:layer="layout" svg:width="0.5cm" svg:height="0.5cm" svg:x="12.894cm" svg:y="11.347cm">
          <draw:text-box>
            <text:p>да</text:p>
          </draw:text-box>
        </draw:frame>
        <draw:frame draw:style-name="gr9" draw:layer="layout" svg:width="0.756cm" svg:height="0.5cm" svg:x="13.85cm" svg:y="10.247cm">
          <draw:text-box>
            <text:p>нет</text:p>
          </draw:text-box>
        </draw:frame>
        <draw:frame draw:style-name="gr9" draw:layer="layout" svg:width="0.5cm" svg:height="0.5cm" svg:x="12.894cm" svg:y="15.316cm">
          <draw:text-box>
            <text:p>да</text:p>
          </draw:text-box>
        </draw:frame>
        <draw:frame draw:style-name="gr9" draw:layer="layout" svg:width="0.756cm" svg:height="0.5cm" svg:x="13.85cm" svg:y="14.216cm">
          <draw:text-box>
            <text:p>нет</text:p>
          </draw:text-box>
        </draw:frame>
        <draw:frame draw:style-name="gr9" draw:layer="layout" svg:width="0.956cm" svg:height="0.5cm" svg:x="12.725cm" svg:y="17.821cm">
          <draw:text-box>
            <text:p>нет</text:p>
          </draw:text-box>
        </draw:frame>
        <draw:frame draw:style-name="gr9" draw:layer="layout" svg:width="0.756cm" svg:height="0.5cm" svg:x="13.641cm" svg:y="16.721cm">
          <draw:text-box>
            <text:p>да</text:p>
          </draw:text-box>
        </draw:frame>
        <draw:frame draw:style-name="gr19" draw:layer="layout" svg:width="0.171cm" svg:height="0.386cm" svg:x="12.134cm" svg:y="10.096cm">
          <draw:text-box>
            <text:p>5</text:p>
          </draw:text-box>
        </draw:frame>
        <draw:frame draw:style-name="gr20" draw:layer="layout" svg:width="0.194cm" svg:height="0.386cm" svg:x="11.724cm" svg:y="11.75cm">
          <draw:text-box>
            <text:p>6</text:p>
          </draw:text-box>
        </draw:frame>
        <draw:frame draw:style-name="gr21" draw:layer="layout" svg:width="0.194cm" svg:height="0.395cm" svg:x="12.103cm" svg:y="14.109cm">
          <draw:text-box>
            <text:p>7</text:p>
          </draw:text-box>
        </draw:frame>
        <draw:frame draw:style-name="Номерки" draw:layer="layout" svg:width="0.194cm" svg:height="0.386cm" svg:x="12.1cm" svg:y="16.5cm">
          <draw:text-box>
            <text:p>8</text:p>
          </draw:text-box>
        </draw:frame>
        <draw:frame draw:style-name="gr22" draw:layer="layout" svg:width="0.183cm" svg:height="0.386cm" svg:x="11.783cm" svg:y="3.747cm">
          <draw:text-box>
            <text:p>2</text:p>
          </draw:text-box>
        </draw:frame>
        <draw:frame draw:style-name="gr23" draw:layer="layout" svg:width="0.193cm" svg:height="0.386cm" svg:x="11.768cm" svg:y="7.742cm">
          <draw:text-box>
            <text:p>4</text:p>
          </draw:text-box>
        </draw:frame>
        <draw:frame draw:style-name="gr23" draw:layer="layout" svg:width="0.171cm" svg:height="0.386cm" svg:x="12.12cm" svg:y="6.089cm">
          <draw:text-box>
            <text:p>3</text:p>
          </draw:text-box>
        </draw:frame>
        <draw:frame draw:style-name="gr24" draw:layer="layout" svg:width="0.405cm" svg:height="0.386cm" svg:x="16.167cm" svg:y="20.479cm">
          <draw:text-box>
            <text:p>13</text:p>
          </draw:text-box>
        </draw:frame>
        <draw:frame draw:style-name="Номерки" draw:layer="layout" svg:width="0.239cm" svg:height="0.386cm" svg:x="11.8cm" svg:y="22.238cm">
          <draw:text-box>
            <text:p>11</text:p>
          </draw:text-box>
        </draw:frame>
        <draw:frame draw:style-name="Номерки" draw:layer="layout" svg:width="0.194cm" svg:height="0.386cm" svg:x="12.187cm" svg:y="18.239cm">
          <draw:text-box>
            <text:p>9</text:p>
          </draw:text-box>
        </draw:frame>
        <draw:frame draw:style-name="Номерки" draw:layer="layout" svg:width="0.29cm" svg:height="0.386cm" svg:x="11.787cm" svg:y="20.273cm">
          <draw:text-box>
            <text:p>10</text:p>
          </draw:text-box>
        </draw:frame>
        <draw:frame draw:style-name="Номерки" draw:layer="layout" svg:width="0.29cm" svg:height="0.386cm" svg:x="16.064cm" svg:y="18.223cm">
          <draw:text-box>
            <text:p>12</text:p>
          </draw:text-box>
        </draw:frame>
      </draw:page>
      <draw:page draw:name="page3" draw:style-name="dp1" draw:master-page-name="Обычный">
        <draw:custom-shape draw:style-name="gr25" draw:text-style-name="P4" xml:id="id46" draw:id="id46" draw:layer="layout" svg:width="2.25cm" svg:height="1.5cm" svg:x="3.515cm" svg:y="3.797cm">
          <text:p text:style-name="P4">i=0,</text:p>
          <text:p text:style-name="P4">HighCode,1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18" draw:text-style-name="P12" xml:id="id47" draw:id="id47" draw:layer="layout" svg:width="2.25cm" svg:height="1.5cm" svg:x="3.515cm" svg:y="5.797cm">
          <text:p text:style-name="P4"><text:span text:style-name="T1">CharsFreq[i]=0</text:span></text:p>
          <draw:enhanced-geometry svg:viewBox="0 0 21600 21600" draw:type="rectangle" draw:enhanced-path="M 0 0 L 21600 0 21600 21600 0 21600 0 0 Z N"/>
        </draw:custom-shape>
        <draw:custom-shape draw:style-name="standard" draw:text-style-name="P2" xml:id="id45" draw:id="id45" draw:layer="layout" svg:width="2.25cm" svg:height="0.75cm" svg:x="3.515cm" svg:y="2.297cm">
          <text:p text:style-name="P1"><text:span text:style-name="T1">Начало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6" draw:text-style-name="P13" xml:id="id48" draw:id="id48" draw:layer="layout" svg:width="2.25cm" svg:height="1.5cm" svg:x="7.515cm" svg:y="7.297cm">
          <text:p text:style-name="P11"><text:span text:style-name="T2">Конец файла f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8" draw:text-style-name="P12" xml:id="id50" draw:id="id50" draw:layer="layout" svg:width="2.25cm" svg:height="1.5cm" svg:x="7.515cm" svg:y="11.297cm">
          <text:p text:style-name="P4"><text:span text:style-name="T1">CharsFreq[i]+=1;</text:span></text:p>
          <draw:enhanced-geometry svg:viewBox="0 0 21600 21600" draw:type="rectangle" draw:enhanced-path="M 0 0 L 21600 0 21600 21600 0 21600 0 0 Z N"/>
        </draw:custom-shape>
        <draw:custom-shape draw:style-name="gr13" draw:text-style-name="P4" xml:id="id49" draw:id="id49" draw:layer="layout" svg:width="2.25cm" svg:height="1.5cm" svg:x="7.515cm" svg:y="9.297cm">
          <text:p text:style-name="P4">f&gt;&gt;i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standard" xml:id="id51" draw:id="id51" draw:layer="layout" svg:width="2.25cm" svg:height="0.75cm" svg:x="13.515cm" svg:y="9.073cm">
          <text:p><text:span text:style-name="T1">Конец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Соединение" draw:layer="layout" svg:x1="4.64cm" svg:y1="3.047cm" svg:x2="4.64cm" svg:y2="3.797cm" draw:start-shape="id45" draw:start-glue-point="6" draw:end-shape="id46" draw:end-glue-point="4" svg:d="m4640 3047v750">
          <text:p/>
        </draw:connector>
        <draw:connector draw:style-name="Соединение" draw:layer="layout" svg:x1="4.64cm" svg:y1="5.297cm" svg:x2="4.64cm" svg:y2="5.797cm" draw:start-shape="id46" draw:start-glue-point="6" draw:end-shape="id47" draw:end-glue-point="0" svg:d="m4640 5297v500">
          <text:p/>
        </draw:connector>
        <draw:connector draw:style-name="Соединение" draw:layer="layout" svg:x1="4.64cm" svg:y1="7.297cm" svg:x2="3.515cm" svg:y2="4.547cm" draw:start-shape="id47" draw:start-glue-point="2" draw:end-shape="id46" draw:end-glue-point="5" svg:d="m4640 7297v215h-1640v-2965h515">
          <text:p/>
        </draw:connector>
        <draw:connector draw:style-name="Соединение" draw:layer="layout" svg:x1="5.765cm" svg:y1="4.547cm" svg:x2="8.64cm" svg:y2="7.297cm" draw:start-shape="id46" draw:start-glue-point="7" draw:end-shape="id48" draw:end-glue-point="4" svg:d="m5765 4547h2875v2750">
          <text:p/>
        </draw:connector>
        <draw:connector draw:style-name="Соединение" draw:layer="layout" svg:x1="8.64cm" svg:y1="8.797cm" svg:x2="8.64cm" svg:y2="9.297cm" draw:start-shape="id48" draw:start-glue-point="6" draw:end-shape="id49" draw:end-glue-point="5" svg:d="m8640 8797v500">
          <text:p/>
        </draw:connector>
        <draw:connector draw:style-name="Соединение" draw:layer="layout" svg:x1="8.64cm" svg:y1="10.797cm" svg:x2="8.64cm" svg:y2="11.297cm" draw:start-shape="id49" draw:start-glue-point="8" draw:end-shape="id50" draw:end-glue-point="0" svg:d="m8640 10797v500">
          <text:p/>
        </draw:connector>
        <draw:connector draw:style-name="Соединение" draw:layer="layout" svg:x1="9.765cm" svg:y1="8.047cm" svg:x2="14.64cm" svg:y2="9.073cm" draw:start-shape="id48" draw:start-glue-point="7" draw:end-shape="id51" draw:end-glue-point="4" svg:d="m9765 8047h4875v1026">
          <text:p/>
        </draw:connector>
        <draw:connector draw:style-name="Соединение" draw:layer="layout" svg:x1="8.64cm" svg:y1="12.797cm" svg:x2="8.64cm" svg:y2="6.797cm" draw:start-shape="id50" draw:start-glue-point="2" svg:d="m8640 12797v602h-1941v-6602h1941">
          <text:p/>
        </draw:connector>
        <draw:frame draw:style-name="gr9" draw:text-style-name="P7" draw:layer="layout" svg:width="3cm" svg:height="1.57cm" svg:x="9.622cm" svg:y="5.918cm">
          <draw:text-box>
            <text:p text:style-name="P7"><text:span text:style-name="T1"/></text:p>
            <text:p text:style-name="P7"><text:span text:style-name="T1"/></text:p>
          </draw:text-box>
        </draw:frame>
        <draw:polyline draw:style-name="gr5" xml:id="id52" draw:id="id52" draw:layer="layout" svg:width="0.599cm" svg:height="5.971cm" draw:transform="rotate (3.1415926535892) translate (10.5000000002208cm 6.972cm)" svg:viewBox="0 0 600 5972" draw:points="0,0 600,0 600,5972 0,5972">
          <text:p/>
        </draw:polyline>
        <draw:connector draw:style-name="gr7" draw:layer="layout" draw:type="line" svg:x1="5.765cm" svg:y1="2.672cm" svg:x2="9.9cm" svg:y2="3.986cm" draw:start-shape="id45" draw:start-glue-point="7" draw:end-shape="id52" draw:end-glue-point="3" svg:d="m5765 2672 4135 1314">
          <text:p/>
        </draw:connector>
        <draw:frame draw:style-name="gr8" draw:text-style-name="P8" draw:layer="layout" svg:width="7cm" svg:height="6.546cm" svg:x="10cm" svg:y="1.156cm">
          <draw:text-box>
            <text:p text:style-name="P8">Процедура GetCharsFreq проводит посимвольный частотный анализ текста, коды символов которого содержатся в файле f .</text:p>
            <text:p text:style-name="P8">procedure GetCharsFreq(var f:bytefile; </text:p>
            <text:p text:style-name="P14">var CharsFreq:freqarray);</text:p>
            <text:p text:style-name="P8">Константа HighCode определяет макимальный код символа кодировки.</text:p>
            <text:p text:style-name="P8">Используемые парамеры:</text:p>
            <text:p text:style-name="P8">f - типизированный файл целых чисел - файл с кодами символов.</text:p>
            <text:p text:style-name="P8">CharsFreq - массив, который содержит, сколько раз встречается каждый символ кодировки в тексте.</text:p>
            <text:p text:style-name="P8">Используемые структуры данных:</text:p>
            <text:p text:style-name="P8">i - текущий код символа</text:p>
            <text:p text:style-name="P8"/>
            <text:p text:style-name="P8"/>
          </draw:text-box>
        </draw:frame>
        <draw:frame draw:style-name="gr9" draw:text-style-name="P7" draw:layer="layout" svg:width="3cm" svg:height="1.57cm" svg:x="10.765cm" svg:y="9.418cm">
          <draw:text-box>
            <text:p text:style-name="P7"><text:span text:style-name="T1">Считать код символа в i из файла f</text:span></text:p>
          </draw:text-box>
        </draw:frame>
        <draw:polyline draw:style-name="gr5" xml:id="id53" draw:id="id53" draw:layer="layout" svg:width="0.599cm" svg:height="1.785cm" draw:transform="rotate (3.1415926535892) translate (11.2580000001838cm 11.083cm)" svg:viewBox="0 0 600 1786" draw:points="0,0 600,0 600,1786 0,1786">
          <text:p/>
        </draw:polyline>
        <draw:connector draw:style-name="gr7" draw:layer="layout" draw:type="line" svg:x1="9.536cm" svg:y1="10.047cm" svg:x2="10.658cm" svg:y2="10.19cm" draw:start-shape="id49" draw:start-glue-point="9" draw:end-shape="id53" draw:end-glue-point="3" svg:d="m9536 10047 1122 143">
          <text:p/>
        </draw:connector>
        <draw:frame draw:style-name="gr9" draw:layer="layout" svg:width="0.5cm" svg:height="0.5cm" svg:x="9.765cm" svg:y="7.547cm">
          <draw:text-box>
            <text:p>да</text:p>
          </draw:text-box>
        </draw:frame>
        <draw:frame draw:style-name="gr9" draw:layer="layout" svg:width="0.756cm" svg:height="0.5cm" svg:x="8.762cm" svg:y="8.611cm">
          <draw:text-box>
            <text:p>нет</text:p>
          </draw:text-box>
        </draw:frame>
        <draw:frame draw:style-name="gr19" draw:layer="layout" svg:width="0.193cm" svg:height="0.386cm" svg:x="8.051cm" svg:y="7.385cm">
          <draw:text-box>
            <text:p>4</text:p>
          </draw:text-box>
        </draw:frame>
        <draw:frame draw:style-name="gr20" draw:layer="layout" svg:width="0.194cm" svg:height="0.386cm" svg:x="8.086cm" svg:y="9.059cm">
          <draw:text-box>
            <text:p>5</text:p>
          </draw:text-box>
        </draw:frame>
        <draw:frame draw:style-name="Номерки" draw:layer="layout" svg:width="0.194cm" svg:height="0.386cm" svg:x="7.78cm" svg:y="11.035cm">
          <draw:text-box>
            <text:p>6</text:p>
          </draw:text-box>
        </draw:frame>
        <draw:frame draw:style-name="gr27" draw:layer="layout" svg:width="0.344cm" svg:height="0.51cm" svg:x="4.028cm" svg:y="3.45cm">
          <draw:text-box>
            <text:p>2</text:p>
          </draw:text-box>
        </draw:frame>
        <draw:frame draw:style-name="gr27" draw:layer="layout" svg:width="0.344cm" svg:height="0.51cm" svg:x="3.888cm" svg:y="2cm">
          <draw:text-box>
            <text:p>1</text:p>
          </draw:text-box>
        </draw:frame>
        <draw:frame draw:style-name="gr23" draw:layer="layout" svg:width="0.171cm" svg:height="0.386cm" svg:x="3.76cm" svg:y="5.542cm">
          <draw:text-box>
            <text:p>3</text:p>
          </draw:text-box>
        </draw:frame>
        <draw:frame draw:style-name="gr28" draw:layer="layout" svg:width="0.171cm" svg:height="0.386cm" svg:x="13.855cm" svg:y="8.797cm">
          <draw:text-box>
            <text:p>7</text:p>
          </draw:text-box>
        </draw:frame>
      </draw:page>
      <draw:page draw:name="page4" draw:style-name="dp1" draw:master-page-name="Обычный">
        <draw:custom-shape draw:style-name="gr18" draw:text-style-name="P12" xml:id="id61" draw:id="id61" draw:layer="layout" svg:width="2.25cm" svg:height="1.5cm" svg:x="3.5cm" svg:y="14.5cm">
          <text:p text:style-name="P4"><text:span text:style-name="T1">Запомнить как единственную самую частую;</text:span></text:p>
          <draw:enhanced-geometry svg:viewBox="0 0 21600 21600" draw:type="rectangle" draw:enhanced-path="M 0 0 L 21600 0 21600 21600 0 21600 0 0 Z N"/>
        </draw:custom-shape>
        <draw:custom-shape draw:style-name="gr29" draw:text-style-name="P5" xml:id="id54" draw:id="id54" draw:layer="layout" svg:width="2.25cm" svg:height="1.5cm" svg:x="3.5cm" svg:y="10.5cm">
          <text:p text:style-name="P4"><text:span text:style-name="T2">Буква есть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Соединение" draw:layer="layout" svg:x1="4.625cm" svg:y1="12cm" svg:x2="4.625cm" svg:y2="12.5cm" draw:start-shape="id54" draw:start-glue-point="6" draw:end-shape="id55" draw:end-glue-point="4" svg:d="m4625 12000v500">
          <text:p/>
        </draw:connector>
        <draw:connector draw:style-name="Соединение" draw:layer="layout" svg:x1="5.75cm" svg:y1="13.25cm" svg:x2="13.625cm" svg:y2="15cm" draw:start-shape="id55" draw:start-glue-point="7" draw:end-shape="id56" draw:end-glue-point="4" svg:d="m5750 13250h7875v1750">
          <text:p/>
        </draw:connector>
        <draw:connector draw:style-name="Соединение" draw:layer="layout" svg:x1="13.625cm" svg:y1="18.5cm" svg:x2="3.5cm" svg:y2="7.25cm" draw:start-shape="id57" draw:start-glue-point="2" draw:end-shape="id58" draw:end-glue-point="5" svg:d="m13625 18500v500h-11125v-11750h1000">
          <text:p/>
        </draw:connector>
        <draw:polyline draw:style-name="gr5" xml:id="id59" draw:id="id59" draw:layer="layout" svg:width="-0.599cm" svg:height="-1.319cm" svg:x="7.1cm" svg:y="12.82cm" svg:viewBox="0 0 -600 -1320" draw:points="0,0 600,0 600,1320 0,1320">
          <text:p/>
        </draw:polyline>
        <draw:connector draw:style-name="gr7" draw:layer="layout" draw:type="line" svg:x1="5.21cm" svg:y1="12.902cm" svg:x2="6.5cm" svg:y2="12.16cm" draw:start-shape="id55" draw:start-glue-point="8" draw:end-shape="id59" draw:end-glue-point="3" svg:d="m5210 12902 1290-742">
          <text:p/>
        </draw:connector>
        <draw:line draw:style-name="Соединение" draw:layer="layout" svg:x1="3.5cm" svg:y1="16.5cm" svg:x2="2.5cm" svg:y2="16.5cm">
          <text:p/>
        </draw:line>
        <draw:line draw:style-name="Соединение" draw:layer="layout" svg:x1="14.678cm" svg:y1="19cm" svg:x2="13.678cm" svg:y2="19cm">
          <text:p/>
        </draw:line>
        <draw:line draw:style-name="Соединение" draw:layer="layout" svg:x1="2.5cm" svg:y1="17.5cm" svg:x2="2.5cm" svg:y2="16.5cm">
          <text:p/>
        </draw:line>
        <draw:frame draw:style-name="gr9" draw:layer="layout" svg:width="0.756cm" svg:height="0.5cm" svg:x="5.744cm" svg:y="12.75cm">
          <draw:text-box>
            <text:p>нет</text:p>
          </draw:text-box>
        </draw:frame>
        <draw:polyline draw:style-name="gr5" xml:id="id60" draw:id="id60" draw:layer="layout" svg:width="0.599cm" svg:height="0.999cm" svg:x="10.9cm" svg:y="17cm" svg:viewBox="0 0 600 1000" draw:points="0,0 600,0 600,1000 0,1000">
          <text:p/>
        </draw:polyline>
        <draw:connector draw:style-name="gr7" draw:layer="layout" draw:type="line" svg:x1="12.5cm" svg:y1="17.75cm" svg:x2="11.5cm" svg:y2="17.5cm" draw:start-shape="id57" draw:start-glue-point="3" draw:end-shape="id60" draw:end-glue-point="1" svg:d="m12500 17750-1000-250">
          <text:p/>
        </draw:connector>
        <draw:custom-shape draw:style-name="standard" draw:text-style-name="P2" xml:id="id67" draw:id="id67" draw:layer="layout" svg:width="2.25cm" svg:height="0.75cm" svg:x="3.5cm" svg:y="1cm">
          <text:p text:style-name="P1"><text:span text:style-name="T1">Начало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standard" xml:id="id63" draw:id="id63" draw:layer="layout" svg:width="2.25cm" svg:height="0.75cm" svg:x="11.25cm" svg:y="10.017cm">
          <text:p><text:span text:style-name="T1">Конец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frame draw:style-name="gr24" draw:layer="layout" svg:width="0.405cm" svg:height="0.386cm" svg:x="11.525cm" svg:y="9.741cm">
          <draw:text-box>
            <text:p>12</text:p>
          </draw:text-box>
        </draw:frame>
        <draw:custom-shape draw:style-name="gr18" draw:text-style-name="P12" xml:id="id66" draw:id="id66" draw:layer="layout" svg:width="2.25cm" svg:height="1.5cm" svg:x="3.5cm" svg:y="2.5cm">
          <text:p text:style-name="P4"><text:span text:style-name="T1">AlphabetSize= Length( </text:span></text:p>
          <text:p text:style-name="P4"><text:span text:style-name="T1">Alphabet)</text:span></text:p>
          <draw:enhanced-geometry svg:viewBox="0 0 21600 21600" draw:type="rectangle" draw:enhanced-path="M 0 0 L 21600 0 21600 21600 0 21600 0 0 Z N"/>
        </draw:custom-shape>
        <draw:custom-shape draw:style-name="gr18" draw:text-style-name="P12" xml:id="id65" draw:id="id65" draw:layer="layout" svg:width="2.25cm" svg:height="1.5cm" svg:x="3.5cm" svg:y="4.5cm">
          <text:p text:style-name="P4"><text:span text:style-name="T1">k=0</text:span></text:p>
          <text:p text:style-name="P4"><text:span text:style-name="T1">HighestFreq=0;</text:span></text:p>
          <draw:enhanced-geometry svg:viewBox="0 0 21600 21600" draw:type="rectangle" draw:enhanced-path="M 0 0 L 21600 0 21600 21600 0 21600 0 0 Z N"/>
        </draw:custom-shape>
        <draw:custom-shape draw:style-name="gr25" draw:text-style-name="P4" xml:id="id58" draw:id="id58" draw:layer="layout" svg:width="2.25cm" svg:height="1.5cm" svg:x="3.5cm" svg:y="6.5cm">
          <text:p text:style-name="P4">i=1,</text:p>
          <text:p text:style-name="P4">AlpabetSize,1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18" draw:text-style-name="P12" xml:id="id64" draw:id="id64" draw:layer="layout" svg:width="2.25cm" svg:height="1.5cm" svg:x="3.5cm" svg:y="8.5cm">
          <text:p text:style-name="P4"><text:span text:style-name="T1">LetterCode= ord(</text:span></text:p>
          <text:p text:style-name="P4"><text:span text:style-name="T1">Alphabet[i])</text:span></text:p>
          <draw:enhanced-geometry svg:viewBox="0 0 21600 21600" draw:type="rectangle" draw:enhanced-path="M 0 0 L 21600 0 21600 21600 0 21600 0 0 Z N"/>
        </draw:custom-shape>
        <draw:custom-shape draw:style-name="gr30" draw:text-style-name="P5" xml:id="id55" draw:id="id55" draw:layer="layout" svg:width="2.25cm" svg:height="1.5cm" svg:x="3.5cm" svg:y="12.5cm">
          <draw:glue-point draw:id="8" svg:x="2.604cm" svg:y="-2.326cm"/>
          <text:p text:style-name="P4"><text:span text:style-name="T2">Встречается</text:span></text:p>
          <text:p text:style-name="P4"><text:span text:style-name="T2">чаще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31" draw:text-style-name="P5" xml:id="id56" draw:id="id56" draw:layer="layout" svg:width="2.25cm" svg:height="1.5cm" svg:x="12.5cm" svg:y="15cm">
          <draw:glue-point draw:id="8" svg:x="2.008cm" svg:y="-2.813cm"/>
          <text:p text:style-name="P4"><text:span text:style-name="T2">Также часто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8" draw:text-style-name="P12" xml:id="id57" draw:id="id57" draw:layer="layout" svg:width="2.25cm" svg:height="1.5cm" svg:x="12.5cm" svg:y="17cm">
          <text:p text:style-name="P4"><text:span text:style-name="T1">Добавить к самым частым</text:span></text:p>
          <draw:enhanced-geometry svg:viewBox="0 0 21600 21600" draw:type="rectangle" draw:enhanced-path="M 0 0 L 21600 0 21600 21600 0 21600 0 0 Z N"/>
        </draw:custom-shape>
        <draw:custom-shape draw:style-name="gr18" draw:text-style-name="P12" xml:id="id62" draw:id="id62" draw:layer="layout" svg:width="2.25cm" svg:height="1.5cm" svg:x="11.25cm" svg:y="8cm">
          <text:p text:style-name="P4"><text:span text:style-name="T1">ChCount=k</text:span></text:p>
          <draw:enhanced-geometry svg:viewBox="0 0 21600 21600" draw:type="rectangle" draw:enhanced-path="M 0 0 L 21600 0 21600 21600 0 21600 0 0 Z N"/>
        </draw:custom-shape>
        <draw:connector draw:style-name="Соединение" draw:layer="layout" svg:x1="4.625cm" svg:y1="14cm" svg:x2="4.625cm" svg:y2="14.5cm" draw:start-shape="id55" draw:start-glue-point="6" draw:end-shape="id61" draw:end-glue-point="0" svg:d="m4625 14000v500">
          <text:p/>
        </draw:connector>
        <draw:connector draw:style-name="standard" draw:layer="layout" draw:line-skew="0.285cm" svg:x1="4.625cm" svg:y1="16cm" svg:x2="3.5cm" svg:y2="7.25cm" draw:start-shape="id61" draw:start-glue-point="2" draw:end-shape="id58" draw:end-glue-point="5" svg:d="m4625 16000v500h-2125v-9250h1000">
          <text:p/>
        </draw:connector>
        <draw:connector draw:style-name="Соединение" draw:layer="layout" svg:x1="13.625cm" svg:y1="16.5cm" svg:x2="13.625cm" svg:y2="17cm" draw:start-shape="id56" draw:start-glue-point="6" draw:end-shape="id57" draw:end-glue-point="0" svg:d="m13625 16500v500">
          <text:p/>
        </draw:connector>
        <draw:line draw:style-name="Соединение" draw:layer="layout" svg:x1="13.625cm" svg:y1="18.5cm" svg:x2="13.625cm" svg:y2="19cm">
          <text:p/>
        </draw:line>
        <draw:connector draw:style-name="standard" draw:layer="layout" draw:line-skew="-0.485cm" svg:x1="3.5cm" svg:y1="11.25cm" svg:x2="3.5cm" svg:y2="7.25cm" draw:start-shape="id54" draw:start-glue-point="5" draw:end-shape="id58" draw:end-glue-point="5" svg:d="m3500 11250h-1000v-4000h1000">
          <text:p/>
        </draw:connector>
        <draw:connector draw:style-name="standard" draw:layer="layout" draw:line-skew="0.534cm" svg:x1="14.75cm" svg:y1="15.75cm" svg:x2="3.5cm" svg:y2="7.25cm" draw:start-shape="id56" draw:start-glue-point="7" draw:end-shape="id58" draw:end-glue-point="5" svg:d="m14750 15750h750v3250h-13000v-11750h1000">
          <text:p/>
        </draw:connector>
        <draw:line draw:style-name="Соединение" draw:layer="layout" svg:x1="3.5cm" svg:y1="11.25cm" svg:x2="2.5cm" svg:y2="11.25cm">
          <text:p/>
        </draw:line>
        <draw:line draw:style-name="Соединение" draw:layer="layout" svg:x1="2.5cm" svg:y1="12.25cm" svg:x2="2.5cm" svg:y2="11.25cm">
          <text:p/>
        </draw:line>
        <draw:connector draw:style-name="Соединение" draw:layer="layout" svg:x1="5.75cm" svg:y1="7.25cm" svg:x2="12.375cm" svg:y2="8cm" draw:start-shape="id58" draw:start-glue-point="7" draw:end-shape="id62" draw:end-glue-point="0" svg:d="m5750 7250h6625v750">
          <text:p/>
        </draw:connector>
        <draw:connector draw:style-name="Соединение" draw:layer="layout" svg:x1="12.375cm" svg:y1="9.5cm" svg:x2="12.375cm" svg:y2="10.017cm" draw:start-shape="id62" draw:start-glue-point="2" draw:end-shape="id63" draw:end-glue-point="4" svg:d="m12375 9500v517">
          <text:p/>
        </draw:connector>
        <draw:connector draw:style-name="Соединение" draw:layer="layout" svg:x1="4.625cm" svg:y1="8cm" svg:x2="4.625cm" svg:y2="8.5cm" draw:start-shape="id58" draw:start-glue-point="6" draw:end-shape="id64" draw:end-glue-point="0" svg:d="m4625 8000v500">
          <text:p/>
        </draw:connector>
        <draw:connector draw:style-name="Соединение" draw:layer="layout" svg:x1="4.625cm" svg:y1="10cm" svg:x2="4.625cm" svg:y2="10.5cm" draw:start-shape="id64" draw:start-glue-point="2" draw:end-shape="id54" draw:end-glue-point="4" svg:d="m4625 10000v500">
          <text:p/>
        </draw:connector>
        <draw:connector draw:style-name="Соединение" draw:layer="layout" svg:x1="4.625cm" svg:y1="6cm" svg:x2="4.625cm" svg:y2="6.5cm" draw:start-shape="id65" draw:start-glue-point="2" draw:end-shape="id58" draw:end-glue-point="4" svg:d="m4625 6000v500">
          <text:p/>
        </draw:connector>
        <draw:connector draw:style-name="Соединение" draw:layer="layout" svg:x1="4.625cm" svg:y1="4cm" svg:x2="4.625cm" svg:y2="4.5cm" draw:start-shape="id66" draw:start-glue-point="2" draw:end-shape="id65" draw:end-glue-point="0" svg:d="m4625 4000v500">
          <text:p/>
        </draw:connector>
        <draw:connector draw:style-name="Соединение" draw:layer="layout" svg:x1="4.625cm" svg:y1="1.75cm" svg:x2="4.625cm" svg:y2="2.5cm" draw:start-shape="id67" draw:start-glue-point="6" draw:end-shape="id66" draw:end-glue-point="0" svg:d="m4625 1750v750">
          <text:p/>
        </draw:connector>
        <draw:frame draw:style-name="gr9" draw:text-style-name="P7" draw:layer="layout" svg:width="3.838cm" svg:height="0.57cm" svg:x="7cm" svg:y="10.43cm">
          <draw:text-box>
            <text:p text:style-name="P7"><text:span text:style-name="T1">CharsFreq[LetterCode]&gt;0?</text:span></text:p>
          </draw:text-box>
        </draw:frame>
        <draw:frame draw:style-name="gr9" draw:text-style-name="P7" draw:layer="layout" svg:width="4.838cm" svg:height="1.282cm" svg:x="6.662cm" svg:y="11.5cm">
          <draw:text-box>
            <text:p text:style-name="P7"><text:span text:style-name="T1">C</text:span><text:span text:style-name="T2">harsFq[i]&gt;HighestFreq?</text:span></text:p>
            <text:p text:style-name="P7"><text:span text:style-name="T1">Количество текущей буквы больше самой частой? </text:span></text:p>
          </draw:text-box>
        </draw:frame>
        <draw:polyline draw:style-name="gr5" xml:id="id68" draw:id="id68" draw:layer="layout" svg:width="-0.599cm" svg:height="-0.499cm" svg:x="7.5cm" svg:y="11cm" svg:viewBox="0 0 -600 -500" draw:points="0,0 600,0 600,500 0,500">
          <text:p/>
        </draw:polyline>
        <draw:connector draw:style-name="gr7" draw:layer="layout" draw:type="line" svg:x1="5.75cm" svg:y1="11.25cm" svg:x2="6.9cm" svg:y2="10.75cm" draw:start-shape="id54" draw:start-glue-point="7" draw:end-shape="id68" draw:end-glue-point="3" svg:d="m5750 11250 1150-500">
          <text:p/>
        </draw:connector>
        <draw:polyline draw:style-name="gr5" xml:id="id69" draw:id="id69" draw:layer="layout" svg:width="-0.599cm" svg:height="-1.319cm" svg:x="15.6cm" svg:y="14.82cm" svg:viewBox="0 0 -600 -1320" draw:points="0,0 600,0 600,1320 0,1320">
          <text:p/>
        </draw:polyline>
        <draw:connector draw:style-name="gr7" draw:layer="layout" draw:type="line" svg:x1="14.076cm" svg:y1="15.329cm" svg:x2="15cm" svg:y2="14.16cm" draw:start-shape="id56" draw:start-glue-point="8" draw:end-shape="id69" draw:end-glue-point="3" svg:d="m14076 15329 924-1169">
          <text:p/>
        </draw:connector>
        <draw:frame draw:style-name="gr9" draw:text-style-name="P7" draw:layer="layout" svg:width="4.838cm" svg:height="1.282cm" svg:x="15.162cm" svg:y="13.5cm">
          <draw:text-box>
            <text:p text:style-name="P7"><text:span text:style-name="T1">C</text:span><text:span text:style-name="T2">harsFq[i]=HighestFreq?</text:span></text:p>
            <text:p text:style-name="P7"><text:span text:style-name="T1">Количество текущей буквы равно самой частой? </text:span></text:p>
          </draw:text-box>
        </draw:frame>
        <draw:polyline draw:style-name="gr5" xml:id="id70" draw:id="id70" draw:layer="layout" svg:width="-0.599cm" svg:height="-1.499cm" svg:x="7.1cm" svg:y="15.5cm" svg:viewBox="0 0 -600 -1500" draw:points="0,0 600,0 600,1500 0,1500">
          <text:p/>
        </draw:polyline>
        <draw:connector draw:style-name="gr7" draw:layer="layout" draw:type="line" svg:x1="5.75cm" svg:y1="15.25cm" svg:x2="6.5cm" svg:y2="14.75cm" draw:start-shape="id61" draw:start-glue-point="1" draw:end-shape="id70" draw:end-glue-point="3" svg:d="m5750 15250 750-500">
          <text:p/>
        </draw:connector>
        <draw:frame draw:style-name="gr9" draw:text-style-name="P7" draw:layer="layout" svg:width="5.838cm" svg:height="1.5cm" svg:x="6.662cm" svg:y="14cm">
          <draw:text-box>
            <text:p text:style-name="P7"><text:span text:style-name="T1">HighestFreq=</text:span></text:p>
            <text:p text:style-name="P7"><text:span text:style-name="T1">CharsFreq[lettercode]; k:=0; </text:span></text:p>
            <text:p text:style-name="P7"><text:span text:style-name="T1">MostFreqChars[k]:=Alpabet[i]; k+=1;</text:span></text:p>
          </draw:text-box>
        </draw:frame>
        <draw:frame draw:style-name="gr9" draw:text-style-name="P9" draw:layer="layout" svg:width="4.838cm" svg:height="1cm" svg:x="6.662cm" svg:y="17cm">
          <draw:text-box>
            <text:p text:style-name="P9"><text:span text:style-name="T1">MostFreqChars[k]:=Alpabet[i]; inc(k);</text:span></text:p>
          </draw:text-box>
        </draw:frame>
        <draw:polyline draw:style-name="gr5" xml:id="id71" draw:id="id71" draw:layer="layout" svg:width="0.599cm" svg:height="5.904cm" draw:transform="rotate (3.1415926535892) translate (9.10000000022052cm 6.905cm)" svg:viewBox="0 0 600 5905" draw:points="0,0 600,0 600,5905 0,5905">
          <text:p/>
        </draw:polyline>
        <draw:connector draw:style-name="gr7" draw:layer="layout" draw:type="line" svg:x1="5.75cm" svg:y1="1.375cm" svg:x2="8.5cm" svg:y2="3.952cm" draw:start-shape="id67" draw:start-glue-point="7" draw:end-shape="id71" draw:end-glue-point="3" svg:d="m5750 1375 2750 2577">
          <text:p/>
        </draw:connector>
        <draw:frame draw:style-name="gr8" draw:text-style-name="P8" draw:layer="layout" svg:width="11.3cm" svg:height="5.776cm" svg:x="8.7cm" svg:y="1cm">
          <draw:text-box>
            <text:p text:style-name="P8">Процедура GetMostFq находит самые часто встречающиеся буквы и их кол-во (MostFqChars и MostFqCount) и их частоту.</text:p>
            <text:p text:style-name="P8">procedure GetMostFreq(const CharsFreq:freqarray;</text:p>
            <text:p text:style-name="P8">var HighestFreq:longint;var ChCount:byte; </text:p>
            <text:p text:style-name="P8">var MostFreqChars: array of char);</text:p>
            <text:p text:style-name="P8">Константа Alpabet содержит буквы алфавита.</text:p>
            <text:p text:style-name="P8">Используемые параметры:</text:p>
            <text:p text:style-name="P8">CharsFreq - массив частот символов кодировки;</text:p>
            <text:p text:style-name="P8">HighestFreq - частота самой часто встречающейся буквы;</text:p>
            <text:p text:style-name="P8">ChCount - количество букв с самой высокой частотой;</text:p>
            <text:p text:style-name="P8">MostFreqChars - массив самых частых букв.</text:p>
            <text:p text:style-name="P8">Используемые переменные:</text:p>
            <text:p text:style-name="P8">i - счетчик для перебора букв из алфавита;</text:p>
            <text:p text:style-name="P8">AlpabetSize - размер алфавита;</text:p>
            <text:p text:style-name="P8">k - временная переменная для хранения количества самых частых букв</text:p>
          </draw:text-box>
        </draw:frame>
        <draw:frame draw:style-name="Номерки" draw:layer="layout" svg:width="0.194cm" svg:height="0.386cm" svg:x="3.731cm" svg:y="2.232cm">
          <draw:text-box>
            <text:p>2</text:p>
          </draw:text-box>
        </draw:frame>
        <draw:frame draw:style-name="gr32" draw:layer="layout" svg:width="0.121cm" svg:height="0.386cm" svg:x="3.897cm" svg:y="0.734cm">
          <draw:text-box>
            <text:p>1</text:p>
          </draw:text-box>
        </draw:frame>
        <draw:frame draw:style-name="Номерки" draw:layer="layout" svg:width="0.194cm" svg:height="0.386cm" svg:x="3.66cm" svg:y="4.244cm">
          <draw:text-box>
            <text:p>3</text:p>
          </draw:text-box>
        </draw:frame>
        <draw:frame draw:style-name="Номерки" draw:layer="layout" svg:width="0.194cm" svg:height="0.386cm" svg:x="4.017cm" svg:y="6.213cm">
          <draw:text-box>
            <text:p>4</text:p>
          </draw:text-box>
        </draw:frame>
        <draw:frame draw:style-name="Номерки" draw:layer="layout" svg:width="0.194cm" svg:height="0.386cm" svg:x="3.661cm" svg:y="8.253cm">
          <draw:text-box>
            <text:p>5</text:p>
          </draw:text-box>
        </draw:frame>
        <draw:frame draw:style-name="Номерки" draw:layer="layout" svg:width="0.194cm" svg:height="0.386cm" svg:x="4.046cm" svg:y="10.592cm">
          <draw:text-box>
            <text:p>6</text:p>
          </draw:text-box>
        </draw:frame>
        <draw:frame draw:style-name="Номерки" draw:layer="layout" svg:width="0.194cm" svg:height="0.386cm" svg:x="4.003cm" svg:y="12.589cm">
          <draw:text-box>
            <text:p>7</text:p>
          </draw:text-box>
        </draw:frame>
        <draw:frame draw:style-name="Номерки" draw:layer="layout" svg:width="0.194cm" svg:height="0.386cm" svg:x="3.721cm" svg:y="14.228cm">
          <draw:text-box>
            <text:p>8</text:p>
          </draw:text-box>
        </draw:frame>
        <draw:frame draw:style-name="gr33" draw:layer="layout" svg:width="0.246cm" svg:height="0.386cm" svg:x="12.956cm" svg:y="15.114cm">
          <draw:text-box>
            <text:p>9</text:p>
          </draw:text-box>
        </draw:frame>
        <draw:frame draw:style-name="Номерки" draw:layer="layout" svg:width="0.29cm" svg:height="0.386cm" svg:x="12.61cm" svg:y="16.735cm">
          <draw:text-box>
            <text:p>10</text:p>
          </draw:text-box>
        </draw:frame>
        <draw:frame draw:style-name="Номерки" draw:layer="layout" svg:width="0.239cm" svg:height="0.386cm" svg:x="11.428cm" svg:y="7.754cm">
          <draw:text-box>
            <text:p>11</text:p>
          </draw:text-box>
        </draw:frame>
        <draw:frame draw:style-name="gr9" draw:layer="layout" svg:width="0.5cm" svg:height="0.5cm" svg:x="4.745cm" svg:y="13.808cm">
          <draw:text-box>
            <text:p>да</text:p>
          </draw:text-box>
        </draw:frame>
        <draw:frame draw:style-name="gr9" draw:layer="layout" svg:width="0.756cm" svg:height="0.5cm" svg:x="2.744cm" svg:y="10.75cm">
          <draw:text-box>
            <text:p>нет</text:p>
          </draw:text-box>
        </draw:frame>
        <draw:frame draw:style-name="gr9" draw:layer="layout" svg:width="0.5cm" svg:height="0.5cm" svg:x="4.71cm" svg:y="11.808cm">
          <draw:text-box>
            <text:p>да</text:p>
          </draw:text-box>
        </draw:frame>
        <draw:frame draw:style-name="gr9" draw:layer="layout" svg:width="0.756cm" svg:height="0.5cm" svg:x="14.744cm" svg:y="15.25cm">
          <draw:text-box>
            <text:p>нет</text:p>
          </draw:text-box>
        </draw:frame>
        <draw:frame draw:style-name="gr9" draw:layer="layout" svg:width="0.5cm" svg:height="0.5cm" svg:x="13.744cm" svg:y="16.343cm">
          <draw:text-box>
            <text:p>да</text:p>
          </draw:text-box>
        </draw:frame>
      </draw:page>
      <draw:page draw:name="page5" draw:style-name="dp1" draw:master-page-name="Обычный">
        <draw:custom-shape draw:style-name="standard" draw:text-style-name="P2" xml:id="id72" draw:id="id72" draw:layer="layout" svg:width="2.25cm" svg:height="0.75cm" svg:x="3.5cm" svg:y="3.25cm">
          <text:p text:style-name="P1"><text:span text:style-name="T1">Начало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standard" xml:id="id78" draw:id="id78" draw:layer="layout" svg:width="2.25cm" svg:height="0.75cm" svg:x="3.5cm" svg:y="15.75cm">
          <text:p><text:span text:style-name="T1">Конец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31" draw:text-style-name="P5" xml:id="id73" draw:id="id73" draw:layer="layout" svg:width="2.25cm" svg:height="1.5cm" svg:x="3.5cm" svg:y="4.5cm">
          <text:p text:style-name="P4"><text:span text:style-name="T2">Count&gt;1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standard" draw:text-style-name="P2" xml:id="id79" draw:id="id79" draw:layer="layout" svg:width="2.25cm" svg:height="1.5cm" svg:x="7.75cm" svg:y="9.5cm">
          <text:p text:style-name="P3"><text:span text:style-name="T3">f&lt;&lt;Самая частая буква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standard" draw:text-style-name="P2" xml:id="id74" draw:id="id74" draw:layer="layout" svg:width="2.25cm" svg:height="1.5cm" svg:x="3.5cm" svg:y="6.5cm">
          <text:p text:style-name="P3"><text:span text:style-name="T3">f&lt;&lt;Самые часто встречающиеся буквы: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25" draw:text-style-name="P4" xml:id="id75" draw:id="id75" draw:layer="layout" svg:width="2.25cm" svg:height="1.5cm" svg:x="3.5cm" svg:y="8.5cm">
          <text:p text:style-name="P4">i=1,</text:p>
          <text:p text:style-name="P4">Count,1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standard" draw:text-style-name="P2" xml:id="id76" draw:id="id76" draw:layer="layout" svg:width="2.25cm" svg:height="1.5cm" svg:x="3.5cm" svg:y="10.5cm">
          <text:p text:style-name="P3"><text:span text:style-name="T3">f&lt;&lt;%i%, %Chars[i]%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standard" draw:text-style-name="P2" xml:id="id77" draw:id="id77" draw:layer="layout" svg:width="2.25cm" svg:height="1.5cm" svg:x="3.5cm" svg:y="13.5cm">
          <text:p text:style-name="P3"><text:span text:style-name="T3">f&lt;&lt;в количестве %HighestFq%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Соединение" draw:layer="layout" svg:x1="4.625cm" svg:y1="4cm" svg:x2="4.625cm" svg:y2="4.5cm" draw:start-shape="id72" draw:start-glue-point="6" draw:end-shape="id73" draw:end-glue-point="4" svg:d="m4625 4000v500">
          <text:p/>
        </draw:connector>
        <draw:connector draw:style-name="standard" draw:layer="layout" svg:x1="4.625cm" svg:y1="6cm" svg:x2="4.625cm" svg:y2="6.5cm" draw:start-shape="id73" draw:start-glue-point="6" draw:end-shape="id74" draw:end-glue-point="4" svg:d="m4625 6000v500">
          <text:p/>
        </draw:connector>
        <draw:connector draw:style-name="standard" draw:layer="layout" svg:x1="4.625cm" svg:y1="7.912cm" svg:x2="4.625cm" svg:y2="8.5cm" draw:start-shape="id74" draw:start-glue-point="6" draw:end-shape="id75" draw:end-glue-point="4" svg:d="m4625 7912v588">
          <text:p/>
        </draw:connector>
        <draw:connector draw:style-name="Соединение" draw:layer="layout" svg:x1="4.625cm" svg:y1="10cm" svg:x2="4.625cm" svg:y2="10.5cm" draw:start-shape="id75" draw:start-glue-point="6" draw:end-shape="id76" draw:end-glue-point="4" svg:d="m4625 10000v500">
          <text:p/>
        </draw:connector>
        <draw:connector draw:style-name="Соединение" draw:layer="layout" draw:line-skew="0.284cm" svg:x1="4.625cm" svg:y1="11.912cm" svg:x2="3.5cm" svg:y2="9.25cm" draw:start-shape="id76" draw:start-glue-point="6" draw:end-shape="id75" draw:end-glue-point="5" svg:d="m4625 11912v587h-2125v-3249h1000">
          <text:p/>
        </draw:connector>
        <draw:connector draw:style-name="Соединение" draw:layer="layout" draw:line-skew="1.249cm" svg:x1="5.75cm" svg:y1="9.25cm" svg:x2="4.625cm" svg:y2="13.5cm" draw:start-shape="id75" draw:start-glue-point="7" draw:end-shape="id77" draw:end-glue-point="4" svg:d="m5750 9250h216v3750h-1341v500">
          <text:p/>
        </draw:connector>
        <draw:connector draw:style-name="Соединение" xml:id="id80" draw:id="id80" draw:layer="layout" svg:x1="4.625cm" svg:y1="14.912cm" svg:x2="4.625cm" svg:y2="15.75cm" draw:start-shape="id77" draw:start-glue-point="6" draw:end-shape="id78" draw:end-glue-point="4" svg:d="m4625 14912v838">
          <text:p/>
        </draw:connector>
        <draw:connector draw:style-name="Соединение" draw:layer="layout" svg:x1="5.75cm" svg:y1="5.25cm" svg:x2="8.875cm" svg:y2="9.5cm" draw:start-shape="id73" draw:start-glue-point="7" draw:end-shape="id79" draw:end-glue-point="4" svg:d="m5750 5250h3125v4250">
          <text:p/>
        </draw:connector>
        <draw:connector draw:style-name="Соединение" draw:layer="layout" draw:line-skew="2.374cm" svg:x1="8.875cm" svg:y1="10.912cm" svg:x2="4.625cm" svg:y2="15.331cm" draw:start-shape="id79" draw:start-glue-point="6" draw:end-shape="id80" draw:end-glue-point="0" svg:d="m8875 10912v4419h-4250v0">
          <text:p/>
        </draw:connector>
        <draw:polyline draw:style-name="gr5" xml:id="id81" draw:id="id81" draw:layer="layout" svg:width="-0.599cm" svg:height="-1.319cm" svg:x="12.1cm" svg:y="10.491cm" svg:viewBox="0 0 -600 -1320" draw:points="0,0 600,0 600,1320 0,1320">
          <text:p/>
        </draw:polyline>
        <draw:connector draw:style-name="gr7" draw:layer="layout" draw:type="line" svg:x1="10cm" svg:y1="10.25cm" svg:x2="11.5cm" svg:y2="9.831cm" draw:start-shape="id79" draw:start-glue-point="7" draw:end-shape="id81" draw:end-glue-point="3" svg:d="m10000 10250 1500-419">
          <text:p/>
        </draw:connector>
        <draw:frame draw:style-name="gr9" draw:text-style-name="P7" draw:layer="layout" svg:width="4.838cm" svg:height="1.282cm" svg:x="11.662cm" svg:y="9.218cm">
          <draw:text-box>
            <text:p text:style-name="P8"><text:span text:style-name="T3">f&lt;&lt;Самая частая буква %Chars[1]% в количестве %HighestFq%</text:span></text:p>
          </draw:text-box>
        </draw:frame>
        <draw:frame draw:style-name="gr34" draw:layer="layout" svg:width="0.171cm" svg:height="0.386cm" svg:x="4.026cm" svg:y="4.622cm">
          <draw:text-box>
            <text:p>2</text:p>
          </draw:text-box>
        </draw:frame>
        <draw:frame draw:style-name="gr32" draw:layer="layout" svg:width="0.121cm" svg:height="0.386cm" svg:x="3.897cm" svg:y="2.984cm">
          <draw:text-box>
            <text:p>1</text:p>
          </draw:text-box>
        </draw:frame>
        <draw:frame draw:style-name="Номерки" draw:layer="layout" svg:width="0.194cm" svg:height="0.386cm" svg:x="3.741cm" svg:y="6.215cm">
          <draw:text-box>
            <text:p>3</text:p>
          </draw:text-box>
        </draw:frame>
        <draw:frame draw:style-name="Номерки" draw:layer="layout" svg:width="0.194cm" svg:height="0.386cm" svg:x="4.017cm" svg:y="8.214cm">
          <draw:text-box>
            <text:p>4</text:p>
          </draw:text-box>
        </draw:frame>
        <draw:frame draw:style-name="Номерки" draw:layer="layout" svg:width="0.194cm" svg:height="0.386cm" svg:x="3.661cm" svg:y="10.254cm">
          <draw:text-box>
            <text:p>5</text:p>
          </draw:text-box>
        </draw:frame>
        <draw:frame draw:style-name="Номерки" draw:layer="layout" svg:width="0.194cm" svg:height="0.386cm" svg:x="3.71cm" svg:y="13.212cm">
          <draw:text-box>
            <text:p>6</text:p>
          </draw:text-box>
        </draw:frame>
        <draw:frame draw:style-name="Номерки" draw:layer="layout" svg:width="0.194cm" svg:height="0.386cm" svg:x="8.017cm" svg:y="9.249cm">
          <draw:text-box>
            <text:p>7</text:p>
          </draw:text-box>
        </draw:frame>
        <draw:frame draw:style-name="Номерки" draw:layer="layout" svg:width="0.194cm" svg:height="0.386cm" svg:x="3.88cm" svg:y="15.486cm">
          <draw:text-box>
            <text:p>8</text:p>
          </draw:text-box>
        </draw:frame>
        <draw:polyline draw:style-name="gr5" xml:id="id82" draw:id="id82" draw:layer="layout" svg:width="0.599cm" svg:height="4.999cm" draw:transform="rotate (3.1415926535892) translate (10.1000000002167cm 5.994cm)" svg:viewBox="0 0 600 5000" draw:points="0,0 600,0 600,5000 0,5000">
          <text:p/>
        </draw:polyline>
        <draw:connector draw:style-name="gr7" draw:layer="layout" draw:type="line" svg:x1="5.75cm" svg:y1="3.625cm" svg:x2="9.5cm" svg:y2="3.494cm" draw:start-shape="id72" draw:start-glue-point="7" draw:end-shape="id82" draw:end-glue-point="3" svg:d="m5750 3625 3750-131">
          <text:p/>
        </draw:connector>
        <draw:frame draw:style-name="gr8" draw:text-style-name="P8" draw:layer="layout" svg:width="8.8cm" svg:height="5.006cm" svg:x="9.7cm" svg:y="0.994cm">
          <draw:text-box>
            <text:p text:style-name="P7">Процедура PrintResult выводит найденные буквы в файл.</text:p>
            <text:p text:style-name="P8">procedure PrintResult(var f:text; </text:p>
            <text:p text:style-name="P8">const HighestFq:LongInt;const Count:byte;</text:p>
            <text:p text:style-name="P8">const Chars:array of char);</text:p>
            <text:p text:style-name="P8">Используемые параметры:</text:p>
            <text:p text:style-name="P8">f - файл для вывода;</text:p>
            <text:p text:style-name="P8">HighestFq - частота самогой часто встречающейся буквы;</text:p>
            <text:p text:style-name="P8">Count - количество букв с самой высокой частотой;</text:p>
            <text:p text:style-name="P8">Chars - массив самых частых букв.</text:p>
            <text:p text:style-name="P8">Используемые переменные:</text:p>
            <text:p text:style-name="P8">i - счетчик для перебора самых частых букв;</text:p>
            <text:p text:style-name="P8">Все операции вывода выполняются в файл f.</text:p>
          </draw:text-box>
        </draw:frame>
        <draw:frame draw:style-name="gr9" draw:layer="layout" svg:width="0.756cm" svg:height="0.5cm" svg:x="5.624cm" svg:y="4.772cm">
          <draw:text-box>
            <text:p>нет</text:p>
          </draw:text-box>
        </draw:frame>
        <draw:frame draw:style-name="gr9" draw:layer="layout" svg:width="0.5cm" svg:height="0.5cm" svg:x="4.625cm" svg:y="5.83cm">
          <draw:text-box>
            <text:p>да</text:p>
          </draw:text-box>
        </draw:frame>
      </draw:page>
      <draw:page draw:name="page6" draw:style-name="dp1" draw:master-page-name="Обычный">
        <draw:custom-shape draw:style-name="standard" draw:text-style-name="P2" xml:id="id83" draw:id="id83" draw:layer="layout" svg:width="2.25cm" svg:height="1.5cm" svg:x="3.25cm" svg:y="4.459cm">
          <text:p text:style-name="P3"><text:span text:style-name="T3">Введите имя файла-источника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3" draw:text-style-name="P4" xml:id="id84" draw:id="id84" draw:layer="layout" svg:width="2.25cm" svg:height="1.5cm" svg:x="3.248cm" svg:y="6.459cm">
          <text:p text:style-name="P4">fileName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35" draw:text-style-name="P12" xml:id="id86" draw:id="id86" draw:layer="layout" svg:width="2.25cm" svg:height="1.5cm" svg:x="3.25cm" svg:y="17.208cm">
          <text:p text:style-name="P4"><text:span text:style-name="T1">error==0 or</text:span></text:p>
          <text:p text:style-name="P4"><text:span text:style-name="T1">ch=='N' 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standard" draw:text-style-name="P2" xml:id="id87" draw:id="id87" draw:layer="layout" svg:width="2.25cm" svg:height="1.5cm" svg:x="3.25cm" svg:y="12.708cm">
          <text:p text:style-name="P3"><text:span text:style-name="T1">Ошибка! Повторить ввод ('Y'/'N')?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3" draw:text-style-name="P4" xml:id="id88" draw:id="id88" draw:layer="layout" svg:width="2.25cm" svg:height="1.5cm" svg:x="3.25cm" svg:y="14.708cm">
          <text:p text:style-name="P4">ch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" draw:text-style-name="P12" xml:id="id89" draw:id="id89" draw:layer="layout" svg:width="2.25cm" svg:height="1.5cm" svg:x="3.25cm" svg:y="10.459cm">
          <text:p text:style-name="P3"><text:span text:style-name="T1">error==0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Соединение" draw:layer="layout" svg:x1="4.375cm" svg:y1="5.871cm" svg:x2="4.373cm" svg:y2="6.459cm" draw:start-shape="id83" draw:start-glue-point="6" draw:end-shape="id84" draw:end-glue-point="5" svg:d="m4375 5871v339h-2v249">
          <text:p/>
        </draw:connector>
        <draw:connector draw:style-name="Соединение" draw:layer="layout" svg:x1="4.373cm" svg:y1="7.959cm" svg:x2="4.375cm" svg:y2="8.5cm" draw:start-shape="id84" draw:start-glue-point="8" draw:end-shape="id85" draw:end-glue-point="0" svg:d="m4373 7959v271h2v270">
          <text:p/>
        </draw:connector>
        <draw:connector draw:style-name="Соединение" draw:layer="layout" draw:line-skew="-0.535cm" svg:x1="3.25cm" svg:y1="17.958cm" svg:x2="4.379cm" svg:y2="3.948cm" draw:start-shape="id86" draw:start-glue-point="5" svg:d="m3250 17958h-750v-14010h1879">
          <text:p/>
        </draw:connector>
        <draw:connector draw:style-name="Соединение" draw:layer="layout" svg:x1="4.375cm" svg:y1="11.959cm" svg:x2="4.375cm" svg:y2="12.708cm" draw:end-shape="id87" draw:end-glue-point="4" svg:d="m4375 11959v749">
          <text:p/>
        </draw:connector>
        <draw:connector draw:style-name="Соединение" draw:layer="layout" svg:x1="4.375cm" svg:y1="14.12cm" svg:x2="4.375cm" svg:y2="14.708cm" draw:start-shape="id87" draw:start-glue-point="6" draw:end-shape="id88" draw:end-glue-point="5" svg:d="m4375 14120v588">
          <text:p/>
        </draw:connector>
        <draw:connector draw:style-name="Соединение" xml:id="id90" draw:id="id90" draw:layer="layout" svg:x1="4.375cm" svg:y1="16.208cm" svg:x2="4.375cm" svg:y2="17.208cm" draw:start-shape="id88" draw:start-glue-point="8" draw:end-shape="id86" draw:end-glue-point="4" svg:d="m4375 16208v1000">
          <text:p/>
        </draw:connector>
        <draw:connector draw:style-name="Соединение" draw:layer="layout" draw:line-skew="0.784cm" svg:x1="5.5cm" svg:y1="11.209cm" svg:x2="4.375cm" svg:y2="16.708cm" draw:start-shape="id89" draw:start-glue-point="7" draw:end-shape="id90" draw:end-glue-point="0" svg:d="m5500 11209h1000v5499h-2125">
          <text:p/>
        </draw:connector>
        <draw:connector draw:style-name="Соединение" draw:layer="layout" svg:x1="4.375cm" svg:y1="3.459cm" svg:x2="4.375cm" svg:y2="4.459cm" draw:start-shape="id91" draw:start-glue-point="6" draw:end-shape="id83" draw:end-glue-point="4" svg:d="m4375 3459v1000">
          <text:p/>
        </draw:connector>
        <draw:connector draw:style-name="Соединение" draw:layer="layout" svg:x1="4.375cm" svg:y1="18.708cm" svg:x2="4.375cm" svg:y2="19.236cm" draw:start-shape="id86" draw:start-glue-point="6" draw:end-shape="id92" draw:end-glue-point="0" svg:d="m4375 18708v528">
          <text:p/>
        </draw:connector>
        <draw:frame draw:style-name="gr36" draw:layer="layout" svg:width="1cm" svg:height="0.386cm" svg:x="5.5cm" svg:y="10.695cm">
          <draw:text-box>
            <text:p>нет</text:p>
          </draw:text-box>
        </draw:frame>
        <draw:frame draw:style-name="gr9" draw:layer="layout" svg:width="0.756cm" svg:height="0.5cm" svg:x="4.379cm" svg:y="11.745cm">
          <draw:text-box>
            <text:p>да</text:p>
          </draw:text-box>
        </draw:frame>
        <draw:frame draw:style-name="gr19" draw:layer="layout" svg:width="0.171cm" svg:height="0.386cm" svg:x="3.747cm" svg:y="10.543cm">
          <draw:text-box>
            <text:p>5</text:p>
          </draw:text-box>
        </draw:frame>
        <draw:frame draw:style-name="gr20" draw:layer="layout" svg:width="0.194cm" svg:height="0.386cm" svg:x="3.472cm" svg:y="12.421cm">
          <draw:text-box>
            <text:p>6</text:p>
          </draw:text-box>
        </draw:frame>
        <draw:frame draw:style-name="gr21" draw:layer="layout" svg:width="0.194cm" svg:height="0.395cm" svg:x="3.895cm" svg:y="14.391cm">
          <draw:text-box>
            <text:p>7</text:p>
          </draw:text-box>
        </draw:frame>
        <draw:frame draw:style-name="Номерки" draw:layer="layout" svg:width="0.194cm" svg:height="0.386cm" svg:x="3.758cm" svg:y="17.308cm">
          <draw:text-box>
            <text:p>8</text:p>
          </draw:text-box>
        </draw:frame>
        <draw:frame draw:style-name="Номерки" draw:layer="layout" svg:width="0.194cm" svg:height="0.386cm" svg:x="3.489cm" svg:y="4.175cm">
          <draw:text-box>
            <text:p>3</text:p>
          </draw:text-box>
        </draw:frame>
        <draw:frame draw:style-name="gr9" draw:layer="layout" svg:width="0.5cm" svg:height="0.5cm" svg:x="4.372cm" svg:y="18.571cm">
          <draw:text-box>
            <text:p>да</text:p>
          </draw:text-box>
        </draw:frame>
        <draw:frame draw:style-name="gr9" draw:layer="layout" svg:width="0.756cm" svg:height="0.5cm" svg:x="2.5cm" svg:y="17.459cm">
          <draw:text-box>
            <text:p>нет</text:p>
          </draw:text-box>
        </draw:frame>
        <draw:custom-shape draw:style-name="standard" draw:text-style-name="P2" xml:id="id91" draw:id="id91" draw:layer="layout" svg:width="2.25cm" svg:height="0.75cm" svg:x="3.25cm" svg:y="2.709cm">
          <text:p text:style-name="P1"><text:span text:style-name="T1">Начало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frame draw:style-name="gr27" draw:layer="layout" svg:width="0.344cm" svg:height="0.51cm" svg:x="3.457cm" svg:y="4.014cm">
          <draw:text-box>
            <text:p>2</text:p>
          </draw:text-box>
        </draw:frame>
        <draw:frame draw:style-name="gr37" draw:text-style-name="P7" draw:layer="layout" svg:width="9.358cm" svg:height="5.453cm" svg:x="6.859cm" svg:y="0.379cm">
          <draw:text-box>
            <text:p text:style-name="P8">Функция GetSourceFile получает текстовый файл для считывания из него символов.</text:p>
            <text:p text:style-name="P8">Возвращает код возникшей ошибки ввода-вывода.</text:p>
            <text:p text:style-name="P7">function GetSourceFile(var f:text):integer;</text:p>
            <text:p text:style-name="P7">Используемые параметры</text:p>
            <text:p text:style-name="P7">f - текстовый файл с текстом для анализа.</text:p>
            <text:p text:style-name="P7">Используемые локальные переменные:</text:p>
            <text:p text:style-name="P7">ch - символ - ответ пользователя на запросы программы;</text:p>
            <text:p text:style-name="P7">fileName - строка - имя запрашиваемого файла.</text:p>
            <text:p text:style-name="P8">error - код ошибки ввода-вывода(0 - нет ошибки).</text:p>
          </draw:text-box>
        </draw:frame>
        <draw:polyline draw:style-name="gr5" xml:id="id93" draw:id="id93" draw:layer="layout" svg:width="0.599cm" svg:height="3.922cm" draw:transform="rotate (3.1415926535892) translate (7.32100000011758cm 5.055cm)" svg:viewBox="0 0 600 3923" draw:points="0,0 600,0 600,3923 0,3923">
          <text:p/>
        </draw:polyline>
        <draw:connector draw:style-name="gr7" draw:layer="layout" draw:type="line" svg:x1="6.721cm" svg:y1="3.093cm" svg:x2="5.5cm" svg:y2="3.084cm" draw:start-shape="id93" draw:start-glue-point="3" draw:end-shape="id91" draw:end-glue-point="7" svg:d="m6721 3093-1221-9">
          <text:p/>
        </draw:connector>
        <draw:frame draw:style-name="gr27" draw:layer="layout" svg:width="0.344cm" svg:height="0.51cm" svg:x="3.681cm" svg:y="2.371cm">
          <draw:text-box>
            <text:p>1</text:p>
          </draw:text-box>
        </draw:frame>
        <draw:connector draw:style-name="Соединение" draw:layer="layout" svg:x1="4.375cm" svg:y1="10cm" svg:x2="4.375cm" svg:y2="10.459cm" draw:start-shape="id85" draw:start-glue-point="2" draw:end-shape="id89" draw:end-glue-point="4" svg:d="m4375 10000v459">
          <text:p/>
        </draw:connector>
        <draw:frame draw:style-name="gr37" draw:text-style-name="P7" draw:layer="layout" svg:width="5.362cm" svg:height="2.06cm" svg:x="6.784cm" svg:y="7.872cm">
          <draw:text-box>
            <text:p text:style-name="P7"><text:span text:style-name="T1">Открыть файл с именем fileNamе как f в режиме текстового доступа для чтения и записать код ошибки ввода-вывода, возникшей при открытии, в error(0 - нет ошибки).</text:span></text:p>
          </draw:text-box>
        </draw:frame>
        <draw:polyline draw:style-name="gr5" xml:id="id94" draw:id="id94" draw:layer="layout" svg:width="0.599cm" svg:height="2.376cm" draw:transform="rotate (3.1415926535892) translate (7.21600000010205cm 10.124cm)" svg:viewBox="0 0 600 2377" draw:points="0,0 600,0 600,2377 0,2377">
          <text:p/>
        </draw:polyline>
        <draw:connector draw:style-name="gr7" draw:layer="layout" draw:type="line" svg:x1="6.616cm" svg:y1="8.935cm" svg:x2="5.5cm" svg:y2="9.25cm" draw:start-shape="id94" draw:start-glue-point="3" draw:end-shape="id85" draw:end-glue-point="1" svg:d="m6616 8935-1116 315">
          <text:p/>
        </draw:connector>
        <draw:frame draw:style-name="gr23" draw:layer="layout" svg:width="0.171cm" svg:height="0.386cm" svg:x="3.808cm" svg:y="6.223cm">
          <draw:text-box>
            <text:p>3</text:p>
          </draw:text-box>
        </draw:frame>
        <draw:custom-shape draw:style-name="gr13" draw:text-style-name="P11" xml:id="id85" draw:id="id85" draw:layer="layout" svg:width="2.25cm" svg:height="1.5cm" svg:x="3.25cm" svg:y="8.5cm">
          <text:p text:style-name="P4"><text:span text:style-name="T1">Открыть файл с именем fileNamе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frame draw:style-name="gr23" draw:layer="layout" svg:width="0.193cm" svg:height="0.386cm" svg:x="3.515cm" svg:y="8.203cm">
          <draw:text-box>
            <text:p>4</text:p>
          </draw:text-box>
        </draw:frame>
        <draw:custom-shape draw:style-name="gr18" draw:text-style-name="P12" xml:id="id92" draw:id="id92" draw:layer="layout" svg:width="2.25cm" svg:height="1.5cm" svg:x="3.25cm" svg:y="19.236cm">
          <text:p text:style-name="P4"><text:span text:style-name="T1">GetInputFile= error</text:span></text:p>
          <draw:enhanced-geometry svg:viewBox="0 0 21600 21600" draw:type="rectangle" draw:enhanced-path="M 0 0 L 21600 0 21600 21600 0 21600 0 0 Z N"/>
        </draw:custom-shape>
        <draw:custom-shape draw:style-name="standard" draw:text-style-name="P2" xml:id="id95" draw:id="id95" draw:layer="layout" svg:width="2.25cm" svg:height="0.75cm" svg:x="3.25cm" svg:y="21.486cm">
          <text:p text:style-name="P1"><text:span text:style-name="T1">Конец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Соединение" draw:layer="layout" svg:x1="4.375cm" svg:y1="20.736cm" svg:x2="4.375cm" svg:y2="21.486cm" draw:start-shape="id92" draw:start-glue-point="2" draw:end-shape="id95" draw:end-glue-point="4" svg:d="m4375 20736v750">
          <text:p/>
        </draw:connector>
        <draw:frame draw:style-name="gr24" draw:layer="layout" svg:width="0.405cm" svg:height="0.386cm" svg:x="3.587cm" svg:y="21.164cm">
          <draw:text-box>
            <text:p>10</text:p>
          </draw:text-box>
        </draw:frame>
        <draw:frame draw:style-name="Номерки" draw:layer="layout" svg:width="0.194cm" svg:height="0.386cm" svg:x="3.538cm" svg:y="18.971cm">
          <draw:text-box>
            <text:p>9</text:p>
          </draw:text-box>
        </draw:frame>
      </draw:page>
      <draw:page draw:name="page7" draw:style-name="dp1" draw:master-page-name="Обычный">
        <draw:custom-shape draw:style-name="standard" draw:text-style-name="P2" xml:id="id96" draw:id="id96" draw:layer="layout" svg:width="2.25cm" svg:height="1.5cm" svg:x="3.25cm" svg:y="4.625cm">
          <text:p text:style-name="P3"><text:span text:style-name="T3">Введите имя входного файла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3" draw:text-style-name="P4" xml:id="id97" draw:id="id97" draw:layer="layout" svg:width="2.25cm" svg:height="1.5cm" svg:x="3.248cm" svg:y="6.625cm">
          <text:p text:style-name="P4">fileName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35" draw:text-style-name="P12" xml:id="id99" draw:id="id99" draw:layer="layout" svg:width="2.25cm" svg:height="1.5cm" svg:x="3.25cm" svg:y="17.374cm">
          <text:p text:style-name="P4"><text:span text:style-name="T1">error==0 or</text:span></text:p>
          <text:p text:style-name="P4"><text:span text:style-name="T1">ch=='N' 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standard" draw:text-style-name="P2" xml:id="id100" draw:id="id100" draw:layer="layout" svg:width="2.25cm" svg:height="1.5cm" svg:x="3.25cm" svg:y="12.874cm">
          <text:p text:style-name="P3"><text:span text:style-name="T1">Ошибка! Повторить ввод ('Y'/'N')?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3" draw:text-style-name="P4" xml:id="id101" draw:id="id101" draw:layer="layout" svg:width="2.25cm" svg:height="1.5cm" svg:x="3.25cm" svg:y="14.874cm">
          <text:p text:style-name="P4">ch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" draw:text-style-name="P12" xml:id="id102" draw:id="id102" draw:layer="layout" svg:width="2.25cm" svg:height="1.5cm" svg:x="3.25cm" svg:y="10.625cm">
          <text:p text:style-name="P3"><text:span text:style-name="T1">error==0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Соединение" draw:layer="layout" svg:x1="4.375cm" svg:y1="6.037cm" svg:x2="4.373cm" svg:y2="6.625cm" draw:start-shape="id96" draw:start-glue-point="6" draw:end-shape="id97" draw:end-glue-point="5" svg:d="m4375 6037v339h-2v249">
          <text:p/>
        </draw:connector>
        <draw:connector draw:style-name="Соединение" draw:layer="layout" svg:x1="4.373cm" svg:y1="8.125cm" svg:x2="4.375cm" svg:y2="8.63cm" draw:start-shape="id97" draw:start-glue-point="8" draw:end-shape="id98" draw:end-glue-point="0" svg:d="m4373 8125v253h2v252">
          <text:p/>
        </draw:connector>
        <draw:connector draw:style-name="Соединение" draw:layer="layout" draw:line-skew="-0.535cm" svg:x1="3.25cm" svg:y1="18.124cm" svg:x2="4.379cm" svg:y2="4.114cm" draw:start-shape="id99" draw:start-glue-point="5" svg:d="m3250 18124h-750v-14010h1879">
          <text:p/>
        </draw:connector>
        <draw:connector draw:style-name="Соединение" draw:layer="layout" svg:x1="4.375cm" svg:y1="12.125cm" svg:x2="4.375cm" svg:y2="12.874cm" draw:end-shape="id100" draw:end-glue-point="4" svg:d="m4375 12125v749">
          <text:p/>
        </draw:connector>
        <draw:connector draw:style-name="Соединение" draw:layer="layout" svg:x1="4.375cm" svg:y1="14.286cm" svg:x2="4.375cm" svg:y2="14.874cm" draw:start-shape="id100" draw:start-glue-point="6" draw:end-shape="id101" draw:end-glue-point="5" svg:d="m4375 14286v588">
          <text:p/>
        </draw:connector>
        <draw:connector draw:style-name="Соединение" xml:id="id103" draw:id="id103" draw:layer="layout" svg:x1="4.375cm" svg:y1="16.374cm" svg:x2="4.375cm" svg:y2="17.374cm" draw:start-shape="id101" draw:start-glue-point="8" draw:end-shape="id99" draw:end-glue-point="4" svg:d="m4375 16374v1000">
          <text:p/>
        </draw:connector>
        <draw:connector draw:style-name="Соединение" draw:layer="layout" draw:line-skew="0.641cm" svg:x1="5.5cm" svg:y1="11.375cm" svg:x2="4.375cm" svg:y2="16.874cm" draw:start-shape="id102" draw:start-glue-point="7" draw:end-shape="id103" draw:end-glue-point="0" svg:d="m5500 11375h857v5499h-1982">
          <text:p/>
        </draw:connector>
        <draw:connector draw:style-name="Соединение" draw:layer="layout" svg:x1="4.375cm" svg:y1="3.625cm" svg:x2="4.375cm" svg:y2="4.625cm" draw:start-shape="id104" draw:start-glue-point="6" draw:end-shape="id96" draw:end-glue-point="4" svg:d="m4375 3625v1000">
          <text:p/>
        </draw:connector>
        <draw:connector draw:style-name="Соединение" draw:layer="layout" svg:x1="4.375cm" svg:y1="18.874cm" svg:x2="4.375cm" svg:y2="19.453cm" draw:start-shape="id99" draw:start-glue-point="6" draw:end-shape="id105" draw:end-glue-point="0" svg:d="m4375 18874v579">
          <text:p/>
        </draw:connector>
        <draw:frame draw:style-name="gr36" draw:layer="layout" svg:width="1cm" svg:height="0.386cm" svg:x="5.5cm" svg:y="10.861cm">
          <draw:text-box>
            <text:p>нет</text:p>
          </draw:text-box>
        </draw:frame>
        <draw:frame draw:style-name="gr9" draw:layer="layout" svg:width="0.756cm" svg:height="0.5cm" svg:x="4.379cm" svg:y="11.911cm">
          <draw:text-box>
            <text:p>да</text:p>
          </draw:text-box>
        </draw:frame>
        <draw:frame draw:style-name="gr19" draw:layer="layout" svg:width="0.171cm" svg:height="0.386cm" svg:x="3.747cm" svg:y="10.709cm">
          <draw:text-box>
            <text:p>5</text:p>
          </draw:text-box>
        </draw:frame>
        <draw:frame draw:style-name="gr20" draw:layer="layout" svg:width="0.194cm" svg:height="0.386cm" svg:x="3.472cm" svg:y="12.587cm">
          <draw:text-box>
            <text:p>6</text:p>
          </draw:text-box>
        </draw:frame>
        <draw:frame draw:style-name="gr21" draw:layer="layout" svg:width="0.194cm" svg:height="0.395cm" svg:x="3.895cm" svg:y="14.557cm">
          <draw:text-box>
            <text:p>7</text:p>
          </draw:text-box>
        </draw:frame>
        <draw:frame draw:style-name="Номерки" draw:layer="layout" svg:width="0.194cm" svg:height="0.386cm" svg:x="3.758cm" svg:y="17.474cm">
          <draw:text-box>
            <text:p>8</text:p>
          </draw:text-box>
        </draw:frame>
        <draw:frame draw:style-name="Номерки" draw:layer="layout" svg:width="0.194cm" svg:height="0.386cm" svg:x="3.489cm" svg:y="4.341cm">
          <draw:text-box>
            <text:p>3</text:p>
          </draw:text-box>
        </draw:frame>
        <draw:frame draw:style-name="gr9" draw:layer="layout" svg:width="0.5cm" svg:height="0.5cm" svg:x="4.372cm" svg:y="18.737cm">
          <draw:text-box>
            <text:p>да</text:p>
          </draw:text-box>
        </draw:frame>
        <draw:frame draw:style-name="gr9" draw:layer="layout" svg:width="0.756cm" svg:height="0.5cm" svg:x="2.5cm" svg:y="17.625cm">
          <draw:text-box>
            <text:p>нет</text:p>
          </draw:text-box>
        </draw:frame>
        <draw:custom-shape draw:style-name="standard" draw:text-style-name="P2" xml:id="id104" draw:id="id104" draw:layer="layout" svg:width="2.25cm" svg:height="0.75cm" svg:x="3.25cm" svg:y="2.875cm">
          <text:p text:style-name="P1"><text:span text:style-name="T1">Начало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frame draw:style-name="gr27" draw:layer="layout" svg:width="0.344cm" svg:height="0.51cm" svg:x="3.457cm" svg:y="4.18cm">
          <draw:text-box>
            <text:p>2</text:p>
          </draw:text-box>
        </draw:frame>
        <draw:frame draw:style-name="gr37" draw:text-style-name="P7" draw:layer="layout" svg:width="9.358cm" svg:height="5.453cm" svg:x="6.642cm" svg:y="0.675cm">
          <draw:text-box>
            <text:p text:style-name="P8">Функция GetInputFile получает типизированный файл для записи в него кодов символов, а затем их считывания.</text:p>
            <text:p text:style-name="P8">Возвращает код возникшей ошибки ввода-вывода.</text:p>
            <text:p text:style-name="P7">function GetInputFile(var f:bytefile):integer;</text:p>
            <text:p text:style-name="P7">Используемые параметры</text:p>
            <text:p text:style-name="P7">f - типизированный файл для целых чисел - файл для хранения кодов символов.</text:p>
            <text:p text:style-name="P7">Используемые локальные переменные:</text:p>
            <text:p text:style-name="P7">ch - символ - ответ пользователя на запросы программы;</text:p>
            <text:p text:style-name="P7">fileName - строка - имя запрашиваемого файла.</text:p>
            <text:p text:style-name="P8">error - код ошибки ввода-вывода(0 - нет ошибки).</text:p>
          </draw:text-box>
        </draw:frame>
        <draw:polyline draw:style-name="gr5" xml:id="id106" draw:id="id106" draw:layer="layout" svg:width="0.599cm" svg:height="4.499cm" draw:transform="rotate (3.1415926535892) translate (7.10400000012201cm 5.625cm)" svg:viewBox="0 0 600 4500" draw:points="0,0 600,0 600,4500 0,4500">
          <text:p/>
        </draw:polyline>
        <draw:connector draw:style-name="gr7" draw:layer="layout" draw:type="line" svg:x1="6.504cm" svg:y1="3.375cm" svg:x2="5.5cm" svg:y2="3.25cm" draw:start-shape="id106" draw:start-glue-point="3" draw:end-shape="id104" draw:end-glue-point="7" svg:d="m6504 3375-1004-125">
          <text:p/>
        </draw:connector>
        <draw:frame draw:style-name="gr27" draw:layer="layout" svg:width="0.344cm" svg:height="0.51cm" svg:x="3.681cm" svg:y="2.537cm">
          <draw:text-box>
            <text:p>1</text:p>
          </draw:text-box>
        </draw:frame>
        <draw:connector draw:style-name="Соединение" draw:layer="layout" svg:x1="4.375cm" svg:y1="10.13cm" svg:x2="4.375cm" svg:y2="10.625cm" draw:start-shape="id98" draw:start-glue-point="2" draw:end-shape="id102" draw:end-glue-point="4" svg:d="m4375 10130v495">
          <text:p/>
        </draw:connector>
        <draw:frame draw:style-name="gr37" draw:text-style-name="P7" draw:layer="layout" svg:width="5.716cm" svg:height="2.397cm" svg:x="6.784cm" svg:y="7.919cm">
          <draw:text-box>
            <text:p text:style-name="P7"><text:span text:style-name="T1">Открыть файл с именем fileNamе как типизированный файл f в режиме прямого доступа для записи и записать код ошибки ввода-вывода,возникшей при открытии, <text:s/>в error(0 - нет ошибки).</text:span></text:p>
          </draw:text-box>
        </draw:frame>
        <draw:polyline draw:style-name="gr5" xml:id="id107" draw:id="id107" draw:layer="layout" svg:width="0.599cm" svg:height="2.37cm" draw:transform="rotate (3.1415926535892) translate (7.21600000010199cm 10.29cm)" svg:viewBox="0 0 600 2371" draw:points="0,0 600,0 600,2371 0,2371">
          <text:p/>
        </draw:polyline>
        <draw:connector draw:style-name="gr7" draw:layer="layout" draw:type="line" svg:x1="6.616cm" svg:y1="9.104cm" svg:x2="5.5cm" svg:y2="9.38cm" draw:start-shape="id107" draw:start-glue-point="3" draw:end-shape="id98" draw:end-glue-point="1" svg:d="m6616 9104-1116 276">
          <text:p/>
        </draw:connector>
        <draw:frame draw:style-name="gr23" draw:layer="layout" svg:width="0.171cm" svg:height="0.386cm" svg:x="3.808cm" svg:y="6.389cm">
          <draw:text-box>
            <text:p>3</text:p>
          </draw:text-box>
        </draw:frame>
        <draw:custom-shape draw:style-name="gr13" draw:text-style-name="P11" xml:id="id98" draw:id="id98" draw:layer="layout" svg:width="2.25cm" svg:height="1.5cm" svg:x="3.25cm" svg:y="8.63cm">
          <text:p text:style-name="P4"><text:span text:style-name="T1">Открыть файл с именем fileNamе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frame draw:style-name="gr23" draw:layer="layout" svg:width="0.193cm" svg:height="0.386cm" svg:x="3.515cm" svg:y="8.369cm">
          <draw:text-box>
            <text:p>4</text:p>
          </draw:text-box>
        </draw:frame>
        <draw:custom-shape draw:style-name="gr18" draw:text-style-name="P12" xml:id="id105" draw:id="id105" draw:layer="layout" svg:width="2.25cm" svg:height="1.5cm" svg:x="3.25cm" svg:y="19.453cm">
          <text:p text:style-name="P4"><text:span text:style-name="T1">GetInputFile= error</text:span></text:p>
          <draw:enhanced-geometry svg:viewBox="0 0 21600 21600" draw:type="rectangle" draw:enhanced-path="M 0 0 L 21600 0 21600 21600 0 21600 0 0 Z N"/>
        </draw:custom-shape>
        <draw:custom-shape draw:style-name="standard" draw:text-style-name="P2" xml:id="id108" draw:id="id108" draw:layer="layout" svg:width="2.25cm" svg:height="0.75cm" svg:x="3.25cm" svg:y="21.703cm">
          <text:p text:style-name="P1"><text:span text:style-name="T1">Конец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Соединение" draw:layer="layout" svg:x1="4.375cm" svg:y1="20.953cm" svg:x2="4.375cm" svg:y2="21.703cm" draw:start-shape="id105" draw:start-glue-point="2" draw:end-shape="id108" draw:end-glue-point="4" svg:d="m4375 20953v750">
          <text:p/>
        </draw:connector>
        <draw:frame draw:style-name="gr24" draw:layer="layout" svg:width="0.405cm" svg:height="0.386cm" svg:x="3.587cm" svg:y="21.381cm">
          <draw:text-box>
            <text:p>10</text:p>
          </draw:text-box>
        </draw:frame>
        <draw:frame draw:style-name="Номерки" draw:layer="layout" svg:width="0.194cm" svg:height="0.386cm" svg:x="3.538cm" svg:y="19.188cm">
          <draw:text-box>
            <text:p>9</text:p>
          </draw:text-box>
        </draw:frame>
      </draw:page>
      <draw:page draw:name="page8" draw:style-name="dp1" draw:master-page-name="Обычный">
        <draw:custom-shape draw:style-name="standard" draw:text-style-name="P2" xml:id="id109" draw:id="id109" draw:layer="layout" svg:width="2.25cm" svg:height="1.5cm" svg:x="3.25cm" svg:y="5cm">
          <text:p text:style-name="P3"><text:span text:style-name="T3">Введите имя выходного файла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3" draw:text-style-name="P4" xml:id="id110" draw:id="id110" draw:layer="layout" svg:width="2.25cm" svg:height="1.5cm" svg:x="3.248cm" svg:y="7cm">
          <text:p text:style-name="P4">fileName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35" draw:text-style-name="P12" xml:id="id112" draw:id="id112" draw:layer="layout" svg:width="2.25cm" svg:height="1.5cm" svg:x="3.25cm" svg:y="17.749cm">
          <text:p text:style-name="P4"><text:span text:style-name="T1">error==0 or</text:span></text:p>
          <text:p text:style-name="P4"><text:span text:style-name="T1">ch=='N' 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standard" draw:text-style-name="P2" xml:id="id113" draw:id="id113" draw:layer="layout" svg:width="2.25cm" svg:height="1.5cm" svg:x="3.25cm" svg:y="13.249cm">
          <text:p text:style-name="P3"><text:span text:style-name="T1">Ошибка! Повторить ввод ('Y'/'N')?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3" draw:text-style-name="P4" xml:id="id114" draw:id="id114" draw:layer="layout" svg:width="2.25cm" svg:height="1.5cm" svg:x="3.25cm" svg:y="15.249cm">
          <text:p text:style-name="P4">ch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" draw:text-style-name="P12" xml:id="id115" draw:id="id115" draw:layer="layout" svg:width="2.25cm" svg:height="1.5cm" svg:x="3.25cm" svg:y="11cm">
          <text:p text:style-name="P3"><text:span text:style-name="T1">error==0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Соединение" draw:layer="layout" svg:x1="4.375cm" svg:y1="6.412cm" svg:x2="4.373cm" svg:y2="7cm" draw:start-shape="id109" draw:start-glue-point="6" draw:end-shape="id110" draw:end-glue-point="5" svg:d="m4375 6412v339h-2v249">
          <text:p/>
        </draw:connector>
        <draw:connector draw:style-name="Соединение" draw:layer="layout" svg:x1="4.373cm" svg:y1="8.5cm" svg:x2="4.375cm" svg:y2="8.996cm" draw:start-shape="id110" draw:start-glue-point="8" draw:end-shape="id111" draw:end-glue-point="0" svg:d="m4373 8500v249h2v247">
          <text:p/>
        </draw:connector>
        <draw:connector draw:style-name="Соединение" draw:layer="layout" draw:line-skew="-0.535cm" svg:x1="3.25cm" svg:y1="18.499cm" svg:x2="4.379cm" svg:y2="4.489cm" draw:start-shape="id112" draw:start-glue-point="5" svg:d="m3250 18499h-750v-14010h1879">
          <text:p/>
        </draw:connector>
        <draw:connector draw:style-name="Соединение" draw:layer="layout" svg:x1="4.375cm" svg:y1="12.5cm" svg:x2="4.375cm" svg:y2="13.249cm" draw:end-shape="id113" draw:end-glue-point="4" svg:d="m4375 12500v749">
          <text:p/>
        </draw:connector>
        <draw:connector draw:style-name="Соединение" draw:layer="layout" svg:x1="4.375cm" svg:y1="14.661cm" svg:x2="4.375cm" svg:y2="15.249cm" draw:start-shape="id113" draw:start-glue-point="6" draw:end-shape="id114" draw:end-glue-point="5" svg:d="m4375 14661v588">
          <text:p/>
        </draw:connector>
        <draw:connector draw:style-name="Соединение" xml:id="id116" draw:id="id116" draw:layer="layout" svg:x1="4.375cm" svg:y1="16.749cm" svg:x2="4.375cm" svg:y2="17.749cm" draw:start-shape="id114" draw:start-glue-point="8" draw:end-shape="id112" draw:end-glue-point="4" svg:d="m4375 16749v1000">
          <text:p/>
        </draw:connector>
        <draw:connector draw:style-name="Соединение" draw:layer="layout" draw:line-skew="0.784cm" svg:x1="5.5cm" svg:y1="11.75cm" svg:x2="4.375cm" svg:y2="17.249cm" draw:start-shape="id115" draw:start-glue-point="7" draw:end-shape="id116" draw:end-glue-point="0" svg:d="m5500 11750h1000v5499h-2125">
          <text:p/>
        </draw:connector>
        <draw:connector draw:style-name="Соединение" draw:layer="layout" svg:x1="4.375cm" svg:y1="4cm" svg:x2="4.375cm" svg:y2="5cm" draw:start-shape="id117" draw:start-glue-point="6" draw:end-shape="id109" draw:end-glue-point="4" svg:d="m4375 4000v1000">
          <text:p/>
        </draw:connector>
        <draw:connector draw:style-name="Соединение" draw:layer="layout" svg:x1="4.375cm" svg:y1="19.249cm" svg:x2="4.375cm" svg:y2="19.796cm" draw:start-shape="id112" draw:start-glue-point="6" draw:end-shape="id118" draw:end-glue-point="0" svg:d="m4375 19249v547">
          <text:p/>
        </draw:connector>
        <draw:custom-shape draw:style-name="gr18" draw:text-style-name="P12" xml:id="id118" draw:id="id118" draw:layer="layout" svg:width="2.25cm" svg:height="1.5cm" svg:x="3.25cm" svg:y="19.796cm">
          <text:p text:style-name="P4"><text:span text:style-name="T1">GetInputFile= error</text:span></text:p>
          <draw:enhanced-geometry svg:viewBox="0 0 21600 21600" draw:type="rectangle" draw:enhanced-path="M 0 0 L 21600 0 21600 21600 0 21600 0 0 Z N"/>
        </draw:custom-shape>
        <draw:custom-shape draw:style-name="standard" draw:text-style-name="P2" xml:id="id119" draw:id="id119" draw:layer="layout" svg:width="2.25cm" svg:height="0.75cm" svg:x="3.25cm" svg:y="22.046cm">
          <text:p text:style-name="P1"><text:span text:style-name="T1">Конец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Соединение" draw:layer="layout" svg:x1="4.375cm" svg:y1="21.296cm" svg:x2="4.375cm" svg:y2="22.046cm" draw:start-shape="id118" draw:start-glue-point="2" draw:end-shape="id119" draw:end-glue-point="4" svg:d="m4375 21296v750">
          <text:p/>
        </draw:connector>
        <draw:frame draw:style-name="gr36" draw:layer="layout" svg:width="1cm" svg:height="0.386cm" svg:x="5.5cm" svg:y="11.236cm">
          <draw:text-box>
            <text:p>нет</text:p>
          </draw:text-box>
        </draw:frame>
        <draw:frame draw:style-name="gr9" draw:layer="layout" svg:width="0.756cm" svg:height="0.5cm" svg:x="4.379cm" svg:y="12.286cm">
          <draw:text-box>
            <text:p>да</text:p>
          </draw:text-box>
        </draw:frame>
        <draw:frame draw:style-name="gr24" draw:layer="layout" svg:width="0.405cm" svg:height="0.386cm" svg:x="3.587cm" svg:y="21.724cm">
          <draw:text-box>
            <text:p>10</text:p>
          </draw:text-box>
        </draw:frame>
        <draw:frame draw:style-name="Номерки" draw:layer="layout" svg:width="0.194cm" svg:height="0.386cm" svg:x="3.538cm" svg:y="19.531cm">
          <draw:text-box>
            <text:p>9</text:p>
          </draw:text-box>
        </draw:frame>
        <draw:frame draw:style-name="gr19" draw:layer="layout" svg:width="0.171cm" svg:height="0.386cm" svg:x="3.747cm" svg:y="11.084cm">
          <draw:text-box>
            <text:p>5</text:p>
          </draw:text-box>
        </draw:frame>
        <draw:frame draw:style-name="gr20" draw:layer="layout" svg:width="0.194cm" svg:height="0.386cm" svg:x="3.472cm" svg:y="12.962cm">
          <draw:text-box>
            <text:p>6</text:p>
          </draw:text-box>
        </draw:frame>
        <draw:frame draw:style-name="gr21" draw:layer="layout" svg:width="0.194cm" svg:height="0.395cm" svg:x="3.895cm" svg:y="14.932cm">
          <draw:text-box>
            <text:p>7</text:p>
          </draw:text-box>
        </draw:frame>
        <draw:frame draw:style-name="Номерки" draw:layer="layout" svg:width="0.194cm" svg:height="0.386cm" svg:x="3.758cm" svg:y="17.849cm">
          <draw:text-box>
            <text:p>8</text:p>
          </draw:text-box>
        </draw:frame>
        <draw:frame draw:style-name="Номерки" draw:layer="layout" svg:width="0.194cm" svg:height="0.386cm" svg:x="3.489cm" svg:y="4.716cm">
          <draw:text-box>
            <text:p>3</text:p>
          </draw:text-box>
        </draw:frame>
        <draw:frame draw:style-name="gr9" draw:layer="layout" svg:width="0.5cm" svg:height="0.5cm" svg:x="4.372cm" svg:y="19.112cm">
          <draw:text-box>
            <text:p>да</text:p>
          </draw:text-box>
        </draw:frame>
        <draw:frame draw:style-name="gr9" draw:layer="layout" svg:width="0.756cm" svg:height="0.5cm" svg:x="2.5cm" svg:y="18cm">
          <draw:text-box>
            <text:p>нет</text:p>
          </draw:text-box>
        </draw:frame>
        <draw:custom-shape draw:style-name="standard" draw:text-style-name="P2" xml:id="id117" draw:id="id117" draw:layer="layout" svg:width="2.25cm" svg:height="0.75cm" svg:x="3.25cm" svg:y="3.25cm">
          <text:p text:style-name="P1"><text:span text:style-name="T1">Начало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frame draw:style-name="gr27" draw:layer="layout" svg:width="0.344cm" svg:height="0.51cm" svg:x="3.457cm" svg:y="4.555cm">
          <draw:text-box>
            <text:p>2</text:p>
          </draw:text-box>
        </draw:frame>
        <draw:frame draw:style-name="gr37" draw:text-style-name="P7" draw:layer="layout" svg:width="9.358cm" svg:height="5.453cm" svg:x="7.477cm" svg:y="0.908cm">
          <draw:text-box>
            <text:p text:style-name="P8">Функция GetOutputFile получает текстовый файл для записи в него результатов работы.</text:p>
            <text:p text:style-name="P8">Возвращает код возникшей ошибки ввода-вывода.</text:p>
            <text:p text:style-name="P7">function GetOutputFile(var f:text):integer;</text:p>
            <text:p text:style-name="P7">Используемые параметры</text:p>
            <text:p text:style-name="P7">f - текстовый файл для вывода результатов.</text:p>
            <text:p text:style-name="P7">Используемые локальные переменные:</text:p>
            <text:p text:style-name="P7">ch - символ - ответ пользователя на запросы программы;</text:p>
            <text:p text:style-name="P7">fileName - строка - имя запрашиваемого файла.</text:p>
            <text:p text:style-name="P8">error - код ошибки ввода-вывода(0 - нет ошибки).</text:p>
          </draw:text-box>
        </draw:frame>
        <draw:polyline draw:style-name="gr5" xml:id="id120" draw:id="id120" draw:layer="layout" svg:width="0.599cm" svg:height="3.899cm" draw:transform="rotate (3.1415926535892) translate (7.9390000001174cm 5.537cm)" svg:viewBox="0 0 600 3900" draw:points="0,0 600,0 600,3900 0,3900">
          <text:p/>
        </draw:polyline>
        <draw:connector draw:style-name="gr7" draw:layer="layout" draw:type="line" svg:x1="7.339cm" svg:y1="3.587cm" svg:x2="5.5cm" svg:y2="3.625cm" draw:start-shape="id120" draw:start-glue-point="3" draw:end-shape="id117" draw:end-glue-point="7" svg:d="m7339 3587-1839 38">
          <text:p/>
        </draw:connector>
        <draw:frame draw:style-name="gr27" draw:layer="layout" svg:width="0.344cm" svg:height="0.51cm" svg:x="3.681cm" svg:y="3.062cm">
          <draw:text-box>
            <text:p>1</text:p>
          </draw:text-box>
        </draw:frame>
        <draw:connector draw:style-name="Соединение" draw:layer="layout" svg:x1="4.375cm" svg:y1="10.496cm" svg:x2="4.375cm" svg:y2="11cm" draw:start-shape="id111" draw:start-glue-point="2" draw:end-shape="id115" draw:end-glue-point="4" svg:d="m4375 10496v504">
          <text:p/>
        </draw:connector>
        <draw:frame draw:style-name="gr37" draw:text-style-name="P7" draw:layer="layout" svg:width="5.362cm" svg:height="2.503cm" svg:x="6.784cm" svg:y="8.113cm">
          <draw:text-box>
            <text:p text:style-name="P7"><text:span text:style-name="T1">Открыть файл с именем fileNamе как f в режиме текстового доступа для записи и записать код ошибки ввода-вывода, возникшей при открытии, в error (0 - нет ошибки).</text:span></text:p>
          </draw:text-box>
        </draw:frame>
        <draw:polyline draw:style-name="gr5" xml:id="id121" draw:id="id121" draw:layer="layout" svg:width="0.599cm" svg:height="2.664cm" draw:transform="rotate (3.1415926535892) translate (7.21600000010426cm 10.665cm)" svg:viewBox="0 0 600 2665" draw:points="0,0 600,0 600,2665 0,2665">
          <text:p/>
        </draw:polyline>
        <draw:connector draw:style-name="gr7" draw:layer="layout" draw:type="line" svg:x1="6.616cm" svg:y1="9.332cm" svg:x2="5.5cm" svg:y2="9.746cm" draw:start-shape="id121" draw:start-glue-point="3" draw:end-shape="id111" draw:end-glue-point="1" svg:d="m6616 9332-1116 414">
          <text:p/>
        </draw:connector>
        <draw:frame draw:style-name="gr23" draw:layer="layout" svg:width="0.171cm" svg:height="0.386cm" svg:x="3.808cm" svg:y="6.764cm">
          <draw:text-box>
            <text:p>3</text:p>
          </draw:text-box>
        </draw:frame>
        <draw:custom-shape draw:style-name="gr13" draw:text-style-name="P11" xml:id="id111" draw:id="id111" draw:layer="layout" svg:width="2.25cm" svg:height="1.5cm" svg:x="3.25cm" svg:y="8.996cm">
          <text:p text:style-name="P4"><text:span text:style-name="T1">Открыть файл с именем fileNamе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frame draw:style-name="gr23" draw:layer="layout" svg:width="0.193cm" svg:height="0.386cm" svg:x="3.515cm" svg:y="8.744cm">
          <draw:text-box>
            <text:p>4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8" draw:display-name="Gradient 8" draw:style="linear" draw:start-color="#000000" draw:end-color="#ffffff" draw:start-intensity="100%" draw:end-intensity="100%" draw:angle="0" draw:border="0%"/>
    <draw:hatch draw:name="Hatch_20_65" draw:display-name="Hatch 65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Стили_20_стрелок_20_1" draw:display-name="Стили стрелок 1" svg:viewBox="0 0 1131 902" svg:d="m564 0-564 902h1131z"/>
    <draw:stroke-dash draw:name="Dash_20_65" draw:display-name="Dash 65" draw:style="rect" draw:dots1="1" draw:dots1-length="0.02cm" draw:dots2="1" draw:dots2-length="0.02cm" draw:distance="0.02cm"/>
    <draw:stroke-dash draw:name="Fine_20_Dashed" draw:display-name="Fine Dashed" draw:style="rect" draw:dots1="1" draw:dots1-length="0.41cm" draw:dots2="1" draw:dots2-length="0.41cm" draw:distance="0.3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DejaVu Sans Condensed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65" svg:stroke-width="0.03cm" svg:stroke-color="#000000" draw:marker-start-width="0.245cm" draw:marker-start-center="false" draw:marker-end-width="0.3cm" draw:marker-end-center="false" svg:stroke-opacity="100%" draw:stroke-linejoin="round" draw:fill="none" draw:fill-color="#99ccff" draw:secondary-fill-color="#99ccff" draw:fill-gradient-name="Gradient_20_8" draw:gradient-step-count="0" draw:fill-hatch-name="Hatch_20_65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shrink-to-fit" draw:fit-to-contour="false" fo:max-height="0cm" fo:max-width="0cm" fo:min-height="0cm" fo:min-width="0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 draw:start-line-spacing-horizontal="0.2cm" draw:start-line-spacing-vertical="0.2cm" draw:end-line-spacing-horizontal="0.5cm" draw:end-line-spacing-vertical="0.2cm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'GOST type B'" style:font-style-name="Курсив" style:font-pitch="variable" fo:font-size="10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style:font-family-asian="'Droid Sans Fallback'" style:font-family-generic-asian="system" style:font-pitch-asian="variable" style:font-size-asian="18pt" style:language-asian="zh" style:country-asian="CN" style:font-style-asian="normal" style:font-weight-asian="normal" style:font-family-complex="'DejaVu Sans Condensed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Соединение" style:family="graphic" style:parent-style-name="standard">
      <style:graphic-properties draw:marker-end="Стили_20_стрелок_20_1" draw:marker-end-width="0.3cm"/>
    </style:style>
    <style:style style:name="Номерки" style:family="graphic" style:parent-style-name="standard">
      <style:graphic-properties draw:stroke="none" draw:stroke-dash="Dash_20_65" svg:stroke-width="0.03cm" svg:stroke-color="#000000" draw:marker-start-width="0.245cm" draw:marker-start-center="false" draw:marker-end-width="0.3cm" draw:marker-end-center="false" svg:stroke-opacity="100%" draw:stroke-linejoin="round" draw:fill="solid" draw:fill-color="#ffffff" draw:secondary-fill-color="#99ccff" draw:fill-gradient-name="Gradient_20_8" draw:gradient-step-count="0" draw:fill-hatch-name="Hatch_20_65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true" draw:fit-to-size="shrink-to-fit" draw:fit-to-contour="false" fo:max-height="0cm" fo:max-width="0cm" fo:min-height="0.006cm" fo:min-width="0.194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>
        <text:list-style style:name="Номерки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'GOST type B'" style:font-style-name="Курсив" style:font-pitch="variable" fo:font-size="10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style:font-family-asian="'Droid Sans Fallback'" style:font-family-generic-asian="system" style:font-pitch-asian="variable" style:font-size-asian="18pt" style:language-asian="zh" style:country-asian="CN" style:font-style-asian="normal" style:font-weight-asian="normal" style:font-family-complex="'DejaVu Sans Condensed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true"/>
    </style:style>
    <style:style style:name="plain_5f_text" style:display-name="plain_text" style:family="graphic">
      <style:paragraph-properties fo:margin-left="0cm" fo:margin-right="0cm" fo:line-height="150%" fo:text-align="justify" fo:text-indent="1.727cm" style:text-autospace="none"/>
      <style:text-properties fo:font-size="14pt" style:font-size-asian="14pt" style:font-size-complex="14pt"/>
    </style:style>
    <style:style style:name="prog_5f_text" style:display-name="prog_text" style:family="graphic">
      <style:paragraph-properties fo:margin-left="0cm" fo:margin-right="0cm" fo:line-height="150%" fo:text-align="start" fo:text-indent="0cm" style:text-autospace="none"/>
      <style:text-properties fo:font-family="'Courier New'" style:font-family-generic="modern" style:font-pitch="fixed" fo:font-size="10pt" style:font-size-asian="10pt" style:font-size-complex="10pt"/>
    </style:style>
  </office:styles>
  <office:automatic-styles>
    <style:page-layout style:name="PM0">
      <style:page-layout-properties fo:margin-top="1cm" fo:margin-bottom="1cm" fo:margin-left="2.5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Слой4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02-10T08:14:55</meta:creation-date>
    <dc:date>2011-03-20T23:32:49</dc:date>
    <meta:editing-duration>P2DT2H23M50S</meta:editing-duration>
    <meta:editing-cycles>214</meta:editing-cycles>
    <meta:generator>LibreOffice/3.3$Unix LibreOffice_project/330m19$Build-8</meta:generator>
    <meta:document-statistic meta:object-count="395"/>
  </office:meta>
</office:document-meta>
</file>